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09400001D5B4F2815EF.svm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551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3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008000"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>
      <style:table-cell-properties fo:background-color="#b3b300"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c8526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4bd5e" fo:border="0.002cm solid #000000"/>
    </style:style>
    <style:style style:name="ce8" style:family="table-cell" style:parent-style-name="Default">
      <style:table-cell-properties fo:background-color="#5c8526" fo:border="0.002cm solid #000000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b3b300"/>
    </style:style>
    <style:style style:name="ce11" style:family="table-cell" style:parent-style-name="Default">
      <style:table-cell-properties fo:background-color="#5c852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94bd5e"/>
    </style:style>
    <style:style style:name="ce13" style:family="table-cell" style:parent-style-name="Default">
      <style:table-cell-properties fo:background-color="#5c8526"/>
    </style:style>
    <style:style style:name="ce14" style:family="table-cell" style:parent-style-name="Default">
      <style:table-cell-properties fo:background-color="#5c8526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5c8526" style:text-align-source="fix" style:repeat-content="false"/>
      <style:paragraph-properties fo:text-align="justify" fo:margin-left="0cm"/>
    </style:style>
    <style:style style:name="ce16" style:family="table-cell" style:parent-style-name="Default">
      <style:table-cell-properties fo:background-color="#5c8526"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este a)" table:style-name="ta1" table:print="false">
        <table:table-column table:style-name="co1" table:default-cell-style-name="Default"/>
        <table:table-column table:style-name="co2" table:default-cell-style-name="ce7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5">
            <text:p>5</text:p>
          </table:table-cell>
          <table:table-cell table:number-columns-repeated="19"/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19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19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2">
            <text:p>2</text:p>
          </table:table-cell>
          <table:table-cell table:number-columns-repeated="19"/>
        </table:table-row>
        <table:table-row table:style-name="ro1">
          <table:table-cell/>
          <table:table-cell table:style-name="ce4"/>
          <table:table-cell table:number-columns-repeated="19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8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13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4081">
            <text:p>24081</text:p>
          </table:table-cell>
          <table:table-cell table:style-name="ce7" office:value-type="float" office:value="17088">
            <text:p>17088</text:p>
          </table:table-cell>
          <table:table-cell table:style-name="ce7" office:value-type="float" office:value="8102">
            <text:p>8102</text:p>
          </table:table-cell>
          <table:table-cell table:style-name="ce7" office:value-type="float" office:value="4106">
            <text:p>4106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17">
            <text:p>117</text:p>
          </table:table-cell>
          <table:table-cell table:style-name="ce7" office:value-type="float" office:value="115">
            <text:p>115</text:p>
          </table:table-cell>
          <table:table-cell table:style-name="ce7" table:number-columns-repeated="11"/>
          <table:table-cell table:style-name="ce7" table:formula="of:=COUNTA([.B8:.N8])" office:value-type="float" office:value="7">
            <text:p>7</text:p>
          </table:table-cell>
          <table:table-cell table:style-name="ce7" table:formula="of:=MIN([.B8:.N8])" office:value-type="float" office:value="115">
            <text:p>11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7" table:number-columns-repeated="17"/>
          <table:table-cell table:style-name="ce7" table:formula="of:=COUNTA([.B9:.N9])" office:value-type="float" office:value="1">
            <text:p>1</text:p>
          </table:table-cell>
          <table:table-cell table:style-name="ce7" table:formula="of:=MIN([.B9:.N9])" office:value-type="float" office:value="100">
            <text:p>100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24074">
            <text:p>24074</text:p>
          </table:table-cell>
          <table:table-cell table:style-name="ce7" office:value-type="float" office:value="11099">
            <text:p>11099</text:p>
          </table:table-cell>
          <table:table-cell table:style-name="ce7" office:value-type="float" office:value="10110">
            <text:p>10110</text:p>
          </table:table-cell>
          <table:table-cell table:style-name="ce7" office:value-type="float" office:value="8102">
            <text:p>8102</text:p>
          </table:table-cell>
          <table:table-cell table:style-name="ce7" office:value-type="float" office:value="7113">
            <text:p>7113</text:p>
          </table:table-cell>
          <table:table-cell table:style-name="ce7" office:value-type="float" office:value="6107">
            <text:p>6107</text:p>
          </table:table-cell>
          <table:table-cell table:style-name="ce7" office:value-type="float" office:value="6097">
            <text:p>6097</text:p>
          </table:table-cell>
          <table:table-cell table:style-name="ce7" office:value-type="float" office:value="3105">
            <text:p>3105</text:p>
          </table:table-cell>
          <table:table-cell table:style-name="ce7" office:value-type="float" office:value="2096">
            <text:p>2096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1089">
            <text:p>108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table:number-columns-repeated="2"/>
          <table:table-cell table:style-name="ce7" office:value-type="string">
            <text:p>(invalido)</text:p>
          </table:table-cell>
          <table:table-cell table:style-name="ce7" table:formula="of:=COUNTA([.B10:.N10])" office:value-type="float" office:value="13">
            <text:p>13</text:p>
          </table:table-cell>
          <table:table-cell table:style-name="ce7" table:formula="of:=MIN([.B10:.N10])" office:value-type="float" office:value="1089">
            <text:p>1089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5108">
            <text:p>5108</text:p>
          </table:table-cell>
          <table:table-cell table:style-name="ce7" office:value-type="float" office:value="3110">
            <text:p>3110</text:p>
          </table:table-cell>
          <table:table-cell table:style-name="ce7" office:value-type="float" office:value="2111">
            <text:p>2111</text:p>
          </table:table-cell>
          <table:table-cell table:style-name="ce7" office:value-type="float" office:value="2101">
            <text:p>2101</text:p>
          </table:table-cell>
          <table:table-cell table:style-name="ce7" office:value-type="float" office:value="1112">
            <text:p>1112</text:p>
          </table:table-cell>
          <table:table-cell table:style-name="ce7" table:number-columns-repeated="12"/>
          <table:table-cell table:style-name="ce7" office:value-type="string">
            <text:p>(invalido)</text:p>
          </table:table-cell>
          <table:table-cell table:style-name="ce7" table:formula="of:=COUNTA([.B11:.N11])" office:value-type="float" office:value="5">
            <text:p>5</text:p>
          </table:table-cell>
          <table:table-cell table:style-name="ce7" table:formula="of:=MIN([.B11:.N11])" office:value-type="float" office:value="1112">
            <text:p>1112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18092">
            <text:p>18092</text:p>
          </table:table-cell>
          <table:table-cell table:style-name="ce7" office:value-type="float" office:value="18049">
            <text:p>18049</text:p>
          </table:table-cell>
          <table:table-cell table:style-name="ce7" office:value-type="float" office:value="12085">
            <text:p>12085</text:p>
          </table:table-cell>
          <table:table-cell table:style-name="ce7" office:value-type="float" office:value="12055">
            <text:p>12055</text:p>
          </table:table-cell>
          <table:table-cell table:style-name="ce7" office:value-type="float" office:value="8094">
            <text:p>8094</text:p>
          </table:table-cell>
          <table:table-cell table:style-name="ce7" office:value-type="float" office:value="8092">
            <text:p>8092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6106">
            <text:p>6106</text:p>
          </table:table-cell>
          <table:table-cell table:style-name="ce7" office:value-type="float" office:value="6104">
            <text:p>6104</text:p>
          </table:table-cell>
          <table:table-cell table:style-name="ce7" office:value-type="float" office:value="5100">
            <text:p>5100</text:p>
          </table:table-cell>
          <table:table-cell table:style-name="ce7" office:value-type="float" office:value="5095">
            <text:p>5095</text:p>
          </table:table-cell>
          <table:table-cell table:style-name="ce7" office:value-type="float" office:value="4096">
            <text:p>4096</text:p>
          </table:table-cell>
          <table:table-cell table:style-name="ce7" office:value-type="float" office:value="3100">
            <text:p>3100</text:p>
          </table:table-cell>
          <table:table-cell table:style-name="ce7" office:value-type="float" office:value="2101">
            <text:p>2101</text:p>
          </table:table-cell>
          <table:table-cell table:style-name="ce7" office:value-type="float" office:value="2096">
            <text:p>2096</text:p>
          </table:table-cell>
          <table:table-cell table:style-name="ce7" office:value-type="float" office:value="2091">
            <text:p>2091</text:p>
          </table:table-cell>
          <table:table-cell table:style-name="ce7" office:value-type="float" office:value="1097">
            <text:p>1097</text:p>
          </table:table-cell>
          <table:table-cell table:style-name="ce7" office:value-type="string">
            <text:p>(invalido)</text:p>
          </table:table-cell>
          <table:table-cell table:style-name="ce7" table:formula="of:=COUNTA([.B12:.N12])" office:value-type="float" office:value="13">
            <text:p>13</text:p>
          </table:table-cell>
          <table:table-cell table:style-name="ce7" table:formula="of:=MIN([.B12:.N12])" office:value-type="float" office:value="3100">
            <text:p>3100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8077">
            <text:p>18077</text:p>
          </table:table-cell>
          <table:table-cell table:style-name="ce7" office:value-type="float" office:value="8112">
            <text:p>8112</text:p>
          </table:table-cell>
          <table:table-cell table:style-name="ce7" office:value-type="float" office:value="7103">
            <text:p>7103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089">
            <text:p>1089</text:p>
          </table:table-cell>
          <table:table-cell table:style-name="ce7" table:number-columns-repeated="12"/>
          <table:table-cell table:style-name="ce7" office:value-type="string">
            <text:p>(invalido)</text:p>
          </table:table-cell>
          <table:table-cell table:style-name="ce7" table:formula="of:=COUNTA([.B13:.N13])" office:value-type="float" office:value="5">
            <text:p>5</text:p>
          </table:table-cell>
          <table:table-cell table:style-name="ce7" table:formula="of:=MIN([.B13:.N13])" office:value-type="float" office:value="1089">
            <text:p>1089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21082">
            <text:p>21082</text:p>
          </table:table-cell>
          <table:table-cell table:style-name="ce7" office:value-type="float" office:value="15090">
            <text:p>15090</text:p>
          </table:table-cell>
          <table:table-cell table:style-name="ce7" office:value-type="float" office:value="2101">
            <text:p>2101</text:p>
          </table:table-cell>
          <table:table-cell table:style-name="ce7" office:value-type="float" office:value="1102">
            <text:p>1102</text:p>
          </table:table-cell>
          <table:table-cell table:style-name="ce7" office:value-type="float" office:value="1094">
            <text:p>1094</text:p>
          </table:table-cell>
          <table:table-cell table:style-name="ce7" office:value-type="float" office:value="1089">
            <text:p>1089</text:p>
          </table:table-cell>
          <table:table-cell table:style-name="ce7" table:number-columns-repeated="11"/>
          <table:table-cell table:style-name="ce7" office:value-type="string">
            <text:p>(invalido)</text:p>
          </table:table-cell>
          <table:table-cell table:style-name="ce7" table:formula="of:=COUNTA([.B14:.N14])" office:value-type="float" office:value="6">
            <text:p>6</text:p>
          </table:table-cell>
          <table:table-cell table:style-name="ce7" table:formula="of:=MIN([.B14:.N14])" office:value-type="float" office:value="1089">
            <text:p>108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10093">
            <text:p>10093</text:p>
          </table:table-cell>
          <table:table-cell table:style-name="ce7" office:value-type="float" office:value="10090">
            <text:p>10090</text:p>
          </table:table-cell>
          <table:table-cell table:style-name="ce7" office:value-type="float" office:value="9091">
            <text:p>9091</text:p>
          </table:table-cell>
          <table:table-cell table:style-name="ce7" office:value-type="float" office:value="8092">
            <text:p>8092</text:p>
          </table:table-cell>
          <table:table-cell table:style-name="ce7" office:value-type="float" office:value="7103">
            <text:p>7103</text:p>
          </table:table-cell>
          <table:table-cell table:style-name="ce7" office:value-type="float" office:value="7098">
            <text:p>7098</text:p>
          </table:table-cell>
          <table:table-cell table:style-name="ce7" office:value-type="float" office:value="7093">
            <text:p>7093</text:p>
          </table:table-cell>
          <table:table-cell table:style-name="ce7" office:value-type="float" office:value="5095">
            <text:p>5095</text:p>
          </table:table-cell>
          <table:table-cell table:style-name="ce7" office:value-type="float" office:value="3099">
            <text:p>3099</text:p>
          </table:table-cell>
          <table:table-cell table:style-name="ce7" office:value-type="float" office:value="2103">
            <text:p>2103</text:p>
          </table:table-cell>
          <table:table-cell table:style-name="ce7" office:value-type="float" office:value="1104">
            <text:p>1104</text:p>
          </table:table-cell>
          <table:table-cell table:style-name="ce7" table:number-columns-repeated="6"/>
          <table:table-cell table:style-name="ce7" office:value-type="string">
            <text:p>(invalido)</text:p>
          </table:table-cell>
          <table:table-cell table:style-name="ce7" table:formula="of:=COUNTA([.B15:.N15])" office:value-type="float" office:value="11">
            <text:p>11</text:p>
          </table:table-cell>
          <table:table-cell table:style-name="ce7" table:formula="of:=MIN([.B15:.N15])" office:value-type="float" office:value="1104">
            <text:p>1104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11094">
            <text:p>11094</text:p>
          </table:table-cell>
          <table:table-cell table:style-name="ce7" office:value-type="float" office:value="8105">
            <text:p>8105</text:p>
          </table:table-cell>
          <table:table-cell table:style-name="ce7" office:value-type="float" office:value="8085">
            <text:p>8085</text:p>
          </table:table-cell>
          <table:table-cell table:style-name="ce7" office:value-type="float" office:value="4094">
            <text:p>4094</text:p>
          </table:table-cell>
          <table:table-cell table:style-name="ce7" office:value-type="float" office:value="108">
            <text:p>108</text:p>
          </table:table-cell>
          <table:table-cell table:style-name="ce7" table:number-columns-repeated="13"/>
          <table:table-cell table:style-name="ce7" table:formula="of:=COUNTA([.B16:.N16])" office:value-type="float" office:value="5">
            <text:p>5</text:p>
          </table:table-cell>
          <table:table-cell table:style-name="ce7" table:formula="of:=MIN([.B16:.N16])" office:value-type="float" office:value="108">
            <text:p>108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2106">
            <text:p>2106</text:p>
          </table:table-cell>
          <table:table-cell table:style-name="ce7" office:value-type="float" office:value="2098">
            <text:p>2098</text:p>
          </table:table-cell>
          <table:table-cell table:style-name="ce7" table:number-columns-repeated="15"/>
          <table:table-cell table:style-name="ce7" office:value-type="string">
            <text:p>(invalido)</text:p>
          </table:table-cell>
          <table:table-cell table:style-name="ce7" table:formula="of:=COUNTA([.B17:.N17])" office:value-type="float" office:value="2">
            <text:p>2</text:p>
          </table:table-cell>
          <table:table-cell table:style-name="ce7" table:formula="of:=MIN([.B17:.N17])" office:value-type="float" office:value="2098">
            <text:p>2098</text:p>
          </table:table-cell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3390.7">
            <text:p>13390,7</text:p>
          </table:table-cell>
          <table:table-cell table:formula="of:=AVERAGE([.C8:.C17])" office:value-type="float" office:value="10315.6666666667">
            <text:p>10315,6666666667</text:p>
          </table:table-cell>
          <table:table-cell table:formula="of:=AVERAGE([.D8:.D17])" office:value-type="float" office:value="7348.5">
            <text:p>7348,5</text:p>
          </table:table-cell>
          <table:table-cell table:formula="of:=AVERAGE([.E8:.E17])" office:value-type="float" office:value="5095.125">
            <text:p>5095,125</text:p>
          </table:table-cell>
          <table:table-cell table:formula="of:=AVERAGE([.F8:.F17])" office:value-type="float" office:value="3229.125">
            <text:p>3229,125</text:p>
          </table:table-cell>
          <table:table-cell table:formula="of:=AVERAGE([.G8:.G17])" office:value-type="float" office:value="4500.6">
            <text:p>4500,6</text:p>
          </table:table-cell>
          <table:table-cell table:formula="of:=AVERAGE([.H8:.H17])" office:value-type="float" office:value="5101.25">
            <text:p>5101,25</text:p>
          </table:table-cell>
          <table:table-cell table:formula="of:=AVERAGE([.I8:.I17])" office:value-type="float" office:value="4768.66666666667">
            <text:p>4768,6666666667</text:p>
          </table:table-cell>
          <table:table-cell table:formula="of:=AVERAGE([.J8:.J17])" office:value-type="float" office:value="3766.33333333333">
            <text:p>3766,3333333333</text:p>
          </table:table-cell>
          <table:table-cell table:formula="of:=AVERAGE([.K8:.K17])" office:value-type="float" office:value="2770.66666666667">
            <text:p>2770,6666666667</text:p>
          </table:table-cell>
          <table:table-cell table:formula="of:=AVERAGE([.L8:.L17])" office:value-type="float" office:value="2432.66666666667">
            <text:p>2432,6666666667</text:p>
          </table:table-cell>
          <table:table-cell table:formula="of:=AVERAGE([.M8:.M17])" office:value-type="float" office:value="2595">
            <text:p>2595</text:p>
          </table:table-cell>
          <table:table-cell table:formula="of:=AVERAGE([.N8:.N17])" office:value-type="float" office:value="2094.5">
            <text:p>2094,5</text:p>
          </table:table-cell>
          <table:table-cell table:formula="of:=AVERAGE([.O8:.O17])" office:value-type="float" office:value="1100.5">
            <text:p>1100,5</text:p>
          </table:table-cell>
          <table:table-cell table:formula="of:=AVERAGE([.P8:.P17])" office:value-type="float" office:value="1096.5">
            <text:p>1096,5</text:p>
          </table:table-cell>
          <table:table-cell table:formula="of:=AVERAGE([.Q8:.Q17])" office:value-type="float" office:value="2091">
            <text:p>2091</text:p>
          </table:table-cell>
          <table:table-cell table:formula="of:=AVERAGE([.R8:.R17])" office:value-type="float" office:value="1097">
            <text:p>109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>
            <text:p>Valor Médio:</text:p>
          </table:table-cell>
          <table:table-cell table:style-name="Default"/>
          <table:table-cell table:formula="of:=AVERAGE([.U8:.U17])" office:value-type="float" office:value="1100.4">
            <text:p>1100,4</text:p>
          </table:table-cell>
          <table:table-cell table:number-columns-repeated="2"/>
          <table:table-cell office:value-type="string">
            <text:p>Qtde. Invalidos</text:p>
          </table:table-cell>
          <table:table-cell table:formula="of:=COUNTIF([.S8:.S17];&quot;=.*(invalido).*&quot;)" office:value-type="float" office:value="7">
            <text:p>7</text:p>
          </table:table-cell>
          <table:table-cell table:number-columns-repeated="14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3390.7">
            <text:p>13390,7</text:p>
          </table:table-cell>
          <table:table-cell table:number-columns-repeated="18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T8:.T17])" office:value-type="float" office:value="6.8">
            <text:p>6,8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>
            <draw:frame table:end-cell-address="'Teste a)'.H47" table:end-x="0.531cm" table:end-y="0.302cm" draw:z-index="0" draw:style-name="gr1" draw:text-style-name="P1" svg:width="17.253cm" svg:height="10.146cm" svg:x="0.309cm" svg:y="0.091cm">
              <draw:object draw:notify-on-update-of-ranges="'Teste a)'.A8:'Teste a)'.A8 'Teste a)'.B8:'Teste a)'.R8 'Teste a)'.A9:'Teste a)'.A9 'Teste a)'.B9:'Teste a)'.R9 'Teste a)'.A10:'Teste a)'.A10 'Teste a)'.B10:'Teste a)'.R10 'Teste a)'.A11:'Teste a)'.A11 'Teste a)'.B11:'Teste a)'.R11 'Teste a)'.A12:'Teste a)'.A12 'Teste a)'.B12:'Teste a)'.R12 'Teste a)'.A13:'Teste a)'.A13 'Teste a)'.B13:'Teste a)'.R13 'Teste a)'.A14:'Teste a)'.A14 'Teste a)'.B14:'Teste a)'.R14 'Teste a)'.A15:'Teste a)'.A15 'Teste a)'.B15:'Teste a)'.R15 'Teste a)'.A16:'Teste a)'.A16 'Teste a)'.B16:'Teste a)'.R16 'Teste a)'.A17:'Teste a)'.A17 'Teste a)'.B17:'Teste a)'.R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'Teste a)'.P48" table:end-x="0.563cm" table:end-y="0.152cm" draw:z-index="1" draw:style-name="gr1" draw:text-style-name="P1" svg:width="17.253cm" svg:height="10.448cm" svg:x="0.809cm" svg:y="0.091cm">
              <draw:object draw:notify-on-update-of-ranges="'Teste a)'.A18:'Teste a)'.A18 'Teste a)'.B18:'Teste a)'.R1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3"/>
        </table:table-row>
      </table:table>
      <table:table table:name="Teste b)" table:style-name="ta1" table:print="false">
        <table:table-column table:style-name="co7" table:default-cell-style-name="Default"/>
        <table:table-column table:style-name="co2" table:default-cell-style-name="ce7"/>
        <table:table-column table:style-name="co2" table:number-columns-repeated="17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10">
            <text:p>10</text:p>
          </table:table-cell>
          <table:table-cell table:number-columns-repeated="17"/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17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17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3">
            <text:p>3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6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 table:number-columns-repeated="11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float" office:value="20063">
            <text:p>20063</text:p>
          </table:table-cell>
          <table:table-cell table:style-name="ce7" office:value-type="float" office:value="17086">
            <text:p>17086</text:p>
          </table:table-cell>
          <table:table-cell table:style-name="ce7" office:value-type="float" office:value="2115">
            <text:p>2115</text:p>
          </table:table-cell>
          <table:table-cell table:style-name="ce7" office:value-type="float" office:value="2113">
            <text:p>2113</text:p>
          </table:table-cell>
          <table:table-cell table:style-name="ce7" office:value-type="float" office:value="2105">
            <text:p>2105</text:p>
          </table:table-cell>
          <table:table-cell table:style-name="ce7" office:value-type="float" office:value="2095">
            <text:p>2095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94">
            <text:p>1094</text:p>
          </table:table-cell>
          <table:table-cell table:style-name="ce7" table:number-columns-repeated="6"/>
          <table:table-cell table:style-name="ce7" office:value-type="string">
            <text:p>(invalido)</text:p>
          </table:table-cell>
          <table:table-cell table:style-name="ce7" table:formula="of:=COUNTA([.B8:.N8])" office:value-type="float" office:value="9">
            <text:p>9</text:p>
          </table:table-cell>
          <table:table-cell table:style-name="ce7" table:formula="of:=MIN([.B8:.N8])" office:value-type="float" office:value="1094">
            <text:p>1094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float" office:value="18090">
            <text:p>18090</text:p>
          </table:table-cell>
          <table:table-cell table:style-name="ce7" office:value-type="float" office:value="17093">
            <text:p>17093</text:p>
          </table:table-cell>
          <table:table-cell table:style-name="ce7" office:value-type="float" office:value="7108">
            <text:p>7108</text:p>
          </table:table-cell>
          <table:table-cell table:style-name="ce7" office:value-type="float" office:value="6087">
            <text:p>6087</text:p>
          </table:table-cell>
          <table:table-cell table:style-name="ce7" office:value-type="float" office:value="3115">
            <text:p>3115</text:p>
          </table:table-cell>
          <table:table-cell table:style-name="ce7" office:value-type="float" office:value="2096">
            <text:p>2096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1114">
            <text:p>1114</text:p>
          </table:table-cell>
          <table:table-cell table:style-name="ce7" office:value-type="float" office:value="1109">
            <text:p>1109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094">
            <text:p>1094</text:p>
          </table:table-cell>
          <table:table-cell table:style-name="ce7" table:number-columns-repeated="4"/>
          <table:table-cell table:style-name="ce7" office:value-type="string">
            <text:p>(invalido)</text:p>
          </table:table-cell>
          <table:table-cell table:style-name="ce7" table:formula="of:=COUNTA([.B9:.N9])" office:value-type="float" office:value="11">
            <text:p>11</text:p>
          </table:table-cell>
          <table:table-cell table:style-name="ce7" table:formula="of:=MIN([.B9:.N9])" office:value-type="float" office:value="1094">
            <text:p>1094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15078">
            <text:p>15078</text:p>
          </table:table-cell>
          <table:table-cell table:style-name="ce7" office:value-type="float" office:value="11084">
            <text:p>11084</text:p>
          </table:table-cell>
          <table:table-cell table:style-name="ce7" office:value-type="float" office:value="7111">
            <text:p>7111</text:p>
          </table:table-cell>
          <table:table-cell table:style-name="ce7" office:value-type="float" office:value="7101">
            <text:p>7101</text:p>
          </table:table-cell>
          <table:table-cell table:style-name="ce7" office:value-type="float" office:value="6102">
            <text:p>6102</text:p>
          </table:table-cell>
          <table:table-cell table:style-name="ce7" office:value-type="float" office:value="5107">
            <text:p>5107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8"/>
          <table:table-cell table:style-name="ce7" table:formula="of:=COUNTA([.B10:.N10])" office:value-type="float" office:value="8">
            <text:p>8</text:p>
          </table:table-cell>
          <table:table-cell table:style-name="ce7" table:formula="of:=MIN([.B10:.N10])" office:value-type="float" office:value="100">
            <text:p>100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float" office:value="2111">
            <text:p>2111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5">
            <text:p>95</text:p>
          </table:table-cell>
          <table:table-cell table:style-name="ce7" table:number-columns-repeated="12"/>
          <table:table-cell table:style-name="ce7" table:formula="of:=COUNTA([.B11:.N11])" office:value-type="float" office:value="4">
            <text:p>4</text:p>
          </table:table-cell>
          <table:table-cell table:style-name="ce7" table:formula="of:=MIN([.B11:.N11])" office:value-type="float" office:value="95">
            <text:p>95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float" office:value="5098">
            <text:p>5098</text:p>
          </table:table-cell>
          <table:table-cell table:style-name="ce7" office:value-type="float" office:value="2101">
            <text:p>2101</text:p>
          </table:table-cell>
          <table:table-cell table:style-name="ce7" office:value-type="float" office:value="1112">
            <text:p>1112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103">
            <text:p>103</text:p>
          </table:table-cell>
          <table:table-cell table:style-name="ce7" table:number-columns-repeated="11"/>
          <table:table-cell table:style-name="ce7" table:formula="of:=COUNTA([.B12:.N12])" office:value-type="float" office:value="5">
            <text:p>5</text:p>
          </table:table-cell>
          <table:table-cell table:style-name="ce7" table:formula="of:=MIN([.B12:.N12])" office:value-type="float" office:value="103">
            <text:p>103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office:value-type="float" office:value="15088">
            <text:p>15088</text:p>
          </table:table-cell>
          <table:table-cell table:style-name="ce7" office:value-type="float" office:value="10098">
            <text:p>10098</text:p>
          </table:table-cell>
          <table:table-cell table:style-name="ce7" office:value-type="float" office:value="5102">
            <text:p>5102</text:p>
          </table:table-cell>
          <table:table-cell table:style-name="ce7" office:value-type="float" office:value="4114">
            <text:p>4114</text:p>
          </table:table-cell>
          <table:table-cell table:style-name="ce7" office:value-type="float" office:value="4098">
            <text:p>4098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2">
            <text:p>92</text:p>
          </table:table-cell>
          <table:table-cell table:style-name="ce7" table:number-columns-repeated="8"/>
          <table:table-cell table:style-name="ce7" table:formula="of:=COUNTA([.B13:.N13])" office:value-type="float" office:value="8">
            <text:p>8</text:p>
          </table:table-cell>
          <table:table-cell table:style-name="ce7" table:formula="of:=MIN([.B13:.N13])" office:value-type="float" office:value="92">
            <text:p>92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office:value-type="float" office:value="29051">
            <text:p>29051</text:p>
          </table:table-cell>
          <table:table-cell table:style-name="ce7" office:value-type="float" office:value="6109">
            <text:p>6109</text:p>
          </table:table-cell>
          <table:table-cell table:style-name="ce7" office:value-type="float" office:value="6082">
            <text:p>6082</text:p>
          </table:table-cell>
          <table:table-cell table:style-name="ce7" office:value-type="float" office:value="2106">
            <text:p>2106</text:p>
          </table:table-cell>
          <table:table-cell table:style-name="ce7" office:value-type="float" office:value="1117">
            <text:p>1117</text:p>
          </table:table-cell>
          <table:table-cell table:style-name="ce7" office:value-type="float" office:value="1107">
            <text:p>1107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099">
            <text:p>1099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table:number-columns-repeated="6"/>
          <table:table-cell table:style-name="ce7" table:formula="of:=COUNTA([.B14:.N14])" office:value-type="float" office:value="10">
            <text:p>10</text:p>
          </table:table-cell>
          <table:table-cell table:style-name="ce7" table:formula="of:=MIN([.B14:.N14])" office:value-type="float" office:value="105">
            <text:p>105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float" office:value="19086">
            <text:p>19086</text:p>
          </table:table-cell>
          <table:table-cell table:style-name="ce7" office:value-type="float" office:value="10103">
            <text:p>10103</text:p>
          </table:table-cell>
          <table:table-cell table:style-name="ce7" office:value-type="float" office:value="6114">
            <text:p>6114</text:p>
          </table:table-cell>
          <table:table-cell table:style-name="ce7" office:value-type="float" office:value="4111">
            <text:p>4111</text:p>
          </table:table-cell>
          <table:table-cell table:style-name="ce7" office:value-type="float" office:value="3112">
            <text:p>3112</text:p>
          </table:table-cell>
          <table:table-cell table:style-name="ce7" office:value-type="float" office:value="3107">
            <text:p>3107</text:p>
          </table:table-cell>
          <table:table-cell table:style-name="ce7" office:value-type="float" office:value="2115">
            <text:p>2115</text:p>
          </table:table-cell>
          <table:table-cell table:style-name="ce7" office:value-type="float" office:value="2110">
            <text:p>2110</text:p>
          </table:table-cell>
          <table:table-cell table:style-name="ce7" office:value-type="float" office:value="2105">
            <text:p>2105</text:p>
          </table:table-cell>
          <table:table-cell table:style-name="ce7" office:value-type="float" office:value="2100">
            <text:p>2100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95">
            <text:p>95</text:p>
          </table:table-cell>
          <table:table-cell table:style-name="ce7" table:number-columns-repeated="2"/>
          <table:table-cell table:style-name="ce7" table:formula="of:=COUNTA([.B15:.N15])" office:value-type="float" office:value="13">
            <text:p>13</text:p>
          </table:table-cell>
          <table:table-cell table:style-name="ce7" table:formula="of:=MIN([.B15:.N15])" office:value-type="float" office:value="105">
            <text:p>105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float" office:value="13089">
            <text:p>13089</text:p>
          </table:table-cell>
          <table:table-cell table:style-name="ce7" office:value-type="float" office:value="6087">
            <text:p>6087</text:p>
          </table:table-cell>
          <table:table-cell table:style-name="ce7" office:value-type="float" office:value="5110">
            <text:p>5110</text:p>
          </table:table-cell>
          <table:table-cell table:style-name="ce7" office:value-type="float" office:value="2108">
            <text:p>2108</text:p>
          </table:table-cell>
          <table:table-cell table:style-name="ce7" office:value-type="float" office:value="2103">
            <text:p>2103</text:p>
          </table:table-cell>
          <table:table-cell table:style-name="ce7" office:value-type="float" office:value="1114">
            <text:p>1114</text:p>
          </table:table-cell>
          <table:table-cell table:style-name="ce7" office:value-type="float" office:value="1104">
            <text:p>1104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table:style-name="ce7" table:formula="of:=COUNTA([.B16:.N16])" office:value-type="float" office:value="10">
            <text:p>10</text:p>
          </table:table-cell>
          <table:table-cell table:style-name="ce7" table:formula="of:=MIN([.B16:.N16])" office:value-type="float" office:value="100">
            <text:p>100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office:value-type="float" office:value="18090">
            <text:p>18090</text:p>
          </table:table-cell>
          <table:table-cell table:style-name="ce7" office:value-type="float" office:value="15100">
            <text:p>15100</text:p>
          </table:table-cell>
          <table:table-cell table:style-name="ce7" office:value-type="float" office:value="12093">
            <text:p>12093</text:p>
          </table:table-cell>
          <table:table-cell table:style-name="ce7" office:value-type="float" office:value="12083">
            <text:p>12083</text:p>
          </table:table-cell>
          <table:table-cell table:style-name="ce7" office:value-type="float" office:value="11099">
            <text:p>11099</text:p>
          </table:table-cell>
          <table:table-cell table:style-name="ce7" office:value-type="float" office:value="11089">
            <text:p>11089</text:p>
          </table:table-cell>
          <table:table-cell table:style-name="ce7" office:value-type="float" office:value="9096">
            <text:p>9096</text:p>
          </table:table-cell>
          <table:table-cell table:style-name="ce7" office:value-type="float" office:value="8102">
            <text:p>8102</text:p>
          </table:table-cell>
          <table:table-cell table:style-name="ce7" office:value-type="float" office:value="5110">
            <text:p>5110</text:p>
          </table:table-cell>
          <table:table-cell table:style-name="ce7" office:value-type="float" office:value="3107">
            <text:p>3107</text:p>
          </table:table-cell>
          <table:table-cell table:style-name="ce7" office:value-type="float" office:value="2105">
            <text:p>2105</text:p>
          </table:table-cell>
          <table:table-cell table:style-name="ce7" office:value-type="float" office:value="2100">
            <text:p>210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/>
          <table:table-cell table:style-name="ce7" table:formula="of:=COUNTA([.B17:.N17])" office:value-type="float" office:value="13">
            <text:p>13</text:p>
          </table:table-cell>
          <table:table-cell table:style-name="ce7" table:formula="of:=MIN([.B17:.N17])" office:value-type="float" office:value="105">
            <text:p>105</text:p>
          </table:table-cell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5484.4">
            <text:p>15484,4</text:p>
          </table:table-cell>
          <table:table-cell table:formula="of:=AVERAGE([.C8:.C17])" office:value-type="float" office:value="9596">
            <text:p>9596</text:p>
          </table:table-cell>
          <table:table-cell table:formula="of:=AVERAGE([.D8:.D17])" office:value-type="float" office:value="5204.7">
            <text:p>5204,7</text:p>
          </table:table-cell>
          <table:table-cell table:formula="of:=AVERAGE([.E8:.E17])" office:value-type="float" office:value="4003.6">
            <text:p>4003,6</text:p>
          </table:table-cell>
          <table:table-cell table:formula="of:=AVERAGE([.F8:.F17])" office:value-type="float" office:value="3661.55555555556">
            <text:p>3661,5555555556</text:p>
          </table:table-cell>
          <table:table-cell table:formula="of:=AVERAGE([.G8:.G17])" office:value-type="float" office:value="3227.125">
            <text:p>3227,125</text:p>
          </table:table-cell>
          <table:table-cell table:formula="of:=AVERAGE([.H8:.H17])" office:value-type="float" office:value="1981.5">
            <text:p>1981,5</text:p>
          </table:table-cell>
          <table:table-cell table:formula="of:=AVERAGE([.I8:.I17])" office:value-type="float" office:value="1728.25">
            <text:p>1728,25</text:p>
          </table:table-cell>
          <table:table-cell table:formula="of:=AVERAGE([.J8:.J17])" office:value-type="float" office:value="1605.5">
            <text:p>1605,5</text:p>
          </table:table-cell>
          <table:table-cell table:formula="of:=AVERAGE([.K8:.K17])" office:value-type="float" office:value="1303.2">
            <text:p>1303,2</text:p>
          </table:table-cell>
          <table:table-cell table:formula="of:=AVERAGE([.L8:.L17])" office:value-type="float" office:value="1434.33333333333">
            <text:p>1434,3333333333</text:p>
          </table:table-cell>
          <table:table-cell table:formula="of:=AVERAGE([.M8:.M17])" office:value-type="float" office:value="1105">
            <text:p>1105</text:p>
          </table:table-cell>
          <table:table-cell table:formula="of:=AVERAGE([.N8:.N17])" office:value-type="float" office:value="105">
            <text:p>105</text:p>
          </table:table-cell>
          <table:table-cell table:formula="of:=AVERAGE([.O8:.O17])" office:value-type="float" office:value="97.5">
            <text:p>97,5</text:p>
          </table:table-cell>
          <table:table-cell table:formula="of:=AVERAGE([.P8:.P17])" office:value-type="float" office:value="97">
            <text:p>97</text:p>
          </table:table-cell>
          <table:table-cell/>
          <table:table-cell table:formula="of:=AVERAGE([.R8:.R17])" office:value-type="float" office:value="9.1">
            <text:p>9,1</text:p>
          </table:table-cell>
          <table:table-cell table:formula="of:=AVERAGE([.S8:.S17])" office:value-type="float" office:value="299.3">
            <text:p>299,3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>
            <text:p>Valor Médio:</text:p>
          </table:table-cell>
          <table:table-cell table:style-name="Default" table:formula="of:=AVERAGE([.S8:.S17])" office:value-type="float" office:value="299.3">
            <text:p>299,3</text:p>
          </table:table-cell>
          <table:table-cell table:number-columns-repeated="3"/>
          <table:table-cell office:value-type="string">
            <text:p>Qtde. Invalidos</text:p>
          </table:table-cell>
          <table:table-cell table:formula="of:=COUNTIF([.Q8:.Q17];&quot;=.*(invalido).*&quot;)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5484.4">
            <text:p>15484,4</text:p>
          </table:table-cell>
          <table:table-cell table:number-columns-repeated="16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R8:.R17])" office:value-type="float" office:value="9.1">
            <text:p>9,1</text:p>
          </table:table-cell>
          <table:table-cell table:number-columns-repeated="14"/>
        </table:table-row>
        <table:table-row table:style-name="ro1">
          <table:table-cell>
            <draw:frame table:end-cell-address="'Teste b)'.G44" table:end-x="1.229cm" table:end-y="0.375cm" draw:z-index="0" draw:style-name="gr1" draw:text-style-name="P1" svg:width="16cm" svg:height="8.979cm" svg:x="0.278cm" svg:y="0.428cm">
              <draw:object draw:notify-on-update-of-ranges="'Teste b)'.A8:'Teste b)'.A8 'Teste b)'.B8:'Teste b)'.P8 'Teste b)'.A9:'Teste b)'.A9 'Teste b)'.B9:'Teste b)'.P9 'Teste b)'.A10:'Teste b)'.A10 'Teste b)'.B10:'Teste b)'.P10 'Teste b)'.A11:'Teste b)'.A11 'Teste b)'.B11:'Teste b)'.P11 'Teste b)'.A12:'Teste b)'.A12 'Teste b)'.B12:'Teste b)'.P12 'Teste b)'.A13:'Teste b)'.A13 'Teste b)'.B13:'Teste b)'.P13 'Teste b)'.A14:'Teste b)'.A14 'Teste b)'.B14:'Teste b)'.P14 'Teste b)'.A15:'Teste b)'.A15 'Teste b)'.B15:'Teste b)'.P15 'Teste b)'.A16:'Teste b)'.A16 'Teste b)'.B16:'Teste b)'.P16 'Teste b)'.A17:'Teste b)'.A17 'Teste b)'.B17:'Teste b)'.P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>
            <draw:frame table:end-cell-address="'Teste b)'.N44" table:end-x="1.922cm" table:end-y="0.423cm" draw:z-index="1" draw:style-name="gr1" draw:text-style-name="P1" svg:width="15.987cm" svg:height="9.002cm" svg:x="1.742cm" svg:y="0.001cm">
              <draw:object draw:notify-on-update-of-ranges="'Teste b)'.A18:'Teste b)'.A18 'Teste b)'.B18:'Teste b)'.P1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</table:table>
      <table:table table:name="Teste c)" table:style-name="ta1" table:print="false">
        <table:table-column table:style-name="co8" table:default-cell-style-name="Default"/>
        <table:table-column table:style-name="co2" table:default-cell-style-name="ce12"/>
        <table:table-column table:style-name="co2" table:number-columns-repeated="17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50">
            <text:p>50</text:p>
          </table:table-cell>
          <table:table-cell table:number-columns-repeated="17"/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17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17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13">
            <text:p>13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17"/>
        </table:table-row>
        <table:table-row table:style-name="ro1">
          <table:table-cell table:style-name="ce1"/>
          <table:table-cell table:style-name="Default"/>
          <table:table-cell table:style-name="ce1"/>
          <table:table-cell table:number-columns-repeated="16"/>
        </table:table-row>
        <table:table-row table:style-name="ro1">
          <table:table-cell table:style-name="ce9" office:value-type="string">
            <text:p>Teste</text:p>
          </table:table-cell>
          <table:table-cell table:style-name="ce11" office:value-type="string" table:number-columns-spanned="5" table:number-rows-spanned="1">
            <text:p>Evolução</text:p>
          </table:table-cell>
          <table:covered-table-cell table:number-columns-repeated="4" table:style-name="ce13"/>
          <table:table-cell table:style-name="ce13" table:number-columns-repeated="8"/>
          <table:table-cell table:style-name="ce13" office:value-type="string">
            <text:p>Qtde Evolucoes</text:p>
          </table:table-cell>
          <table:table-cell table:style-name="ce13" office:value-type="string">
            <text:p>Resultado</text:p>
          </table:table-cell>
          <table:table-cell table:number-columns-repeated="3"/>
        </table:table-row>
        <table:table-row table:style-name="ro1">
          <table:table-cell table:style-name="ce10" office:value-type="float" office:value="1">
            <text:p>1</text:p>
          </table:table-cell>
          <table:table-cell office:value-type="float" office:value="18072">
            <text:p>18072</text:p>
          </table:table-cell>
          <table:table-cell table:style-name="ce12" office:value-type="float" office:value="4111">
            <text:p>4111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103">
            <text:p>103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92">
            <text:p>92</text:p>
          </table:table-cell>
          <table:table-cell table:style-name="ce12" table:number-columns-repeated="6"/>
          <table:table-cell table:style-name="ce12" table:formula="of:=COUNTA([.B8:.N8])" office:value-type="float" office:value="7">
            <text:p>7</text:p>
          </table:table-cell>
          <table:table-cell table:style-name="ce12" table:formula="of:=MIN([.B8:.N8])" office:value-type="float" office:value="92">
            <text:p>92</text:p>
          </table:table-cell>
          <table:table-cell table:number-columns-repeated="3"/>
        </table:table-row>
        <table:table-row table:style-name="ro1">
          <table:table-cell table:style-name="ce10" office:value-type="float" office:value="2">
            <text:p>2</text:p>
          </table:table-cell>
          <table:table-cell office:value-type="float" office:value="14094">
            <text:p>14094</text:p>
          </table:table-cell>
          <table:table-cell table:style-name="ce12" office:value-type="float" office:value="6091">
            <text:p>6091</text:p>
          </table:table-cell>
          <table:table-cell table:style-name="ce12" office:value-type="float" office:value="5100">
            <text:p>5100</text:p>
          </table:table-cell>
          <table:table-cell table:style-name="ce12" office:value-type="float" office:value="1104">
            <text:p>1104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00">
            <text:p>100</text:p>
          </table:table-cell>
          <table:table-cell table:style-name="ce12" table:number-columns-repeated="7"/>
          <table:table-cell table:style-name="ce12" table:formula="of:=COUNTA([.B9:.N9])" office:value-type="float" office:value="6">
            <text:p>6</text:p>
          </table:table-cell>
          <table:table-cell table:style-name="ce12" table:formula="of:=MIN([.B9:.N9]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style-name="ce10" office:value-type="float" office:value="3">
            <text:p>3</text:p>
          </table:table-cell>
          <table:table-cell office:value-type="float" office:value="120">
            <text:p>120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103">
            <text:p>103</text:p>
          </table:table-cell>
          <table:table-cell table:style-name="ce12" table:number-columns-repeated="10"/>
          <table:table-cell table:style-name="ce12" table:formula="of:=COUNTA([.B10:.N10])" office:value-type="float" office:value="3">
            <text:p>3</text:p>
          </table:table-cell>
          <table:table-cell table:style-name="ce12" table:formula="of:=MIN([.B10:.N10]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table:style-name="ce10" office:value-type="float" office:value="4">
            <text:p>4</text:p>
          </table:table-cell>
          <table:table-cell office:value-type="float" office:value="15090">
            <text:p>15090</text:p>
          </table:table-cell>
          <table:table-cell table:style-name="ce12" office:value-type="float" office:value="8107">
            <text:p>8107</text:p>
          </table:table-cell>
          <table:table-cell table:style-name="ce12" office:value-type="float" office:value="8099">
            <text:p>8099</text:p>
          </table:table-cell>
          <table:table-cell table:style-name="ce12" office:value-type="float" office:value="2113">
            <text:p>2113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97">
            <text:p>97</text:p>
          </table:table-cell>
          <table:table-cell table:style-name="ce12" table:number-columns-repeated="5"/>
          <table:table-cell table:style-name="ce12" table:formula="of:=COUNTA([.B11:.N11])" office:value-type="float" office:value="8">
            <text:p>8</text:p>
          </table:table-cell>
          <table:table-cell table:style-name="ce12" table:formula="of:=MIN([.B11:.N11])" office:value-type="float" office:value="97">
            <text:p>97</text:p>
          </table:table-cell>
          <table:table-cell table:number-columns-repeated="3"/>
        </table:table-row>
        <table:table-row table:style-name="ro1">
          <table:table-cell table:style-name="ce10" office:value-type="float" office:value="5">
            <text:p>5</text:p>
          </table:table-cell>
          <table:table-cell office:value-type="float" office:value="22061">
            <text:p>22061</text:p>
          </table:table-cell>
          <table:table-cell table:style-name="ce12" office:value-type="float" office:value="7095">
            <text:p>7095</text:p>
          </table:table-cell>
          <table:table-cell table:style-name="ce12" office:value-type="float" office:value="3085">
            <text:p>3085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92">
            <text:p>92</text:p>
          </table:table-cell>
          <table:table-cell table:style-name="ce12" table:number-columns-repeated="4"/>
          <table:table-cell table:style-name="ce12" table:formula="of:=COUNTA([.B12:.N12])" office:value-type="float" office:value="9">
            <text:p>9</text:p>
          </table:table-cell>
          <table:table-cell table:style-name="ce12" table:formula="of:=MIN([.B12:.N12])" office:value-type="float" office:value="92">
            <text:p>92</text:p>
          </table:table-cell>
          <table:table-cell table:number-columns-repeated="3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float" office:value="6089">
            <text:p>6089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100">
            <text:p>100</text:p>
          </table:table-cell>
          <table:table-cell table:style-name="ce12" table:number-columns-repeated="10"/>
          <table:table-cell table:style-name="ce12" table:formula="of:=COUNTA([.B13:.N13])" office:value-type="float" office:value="3">
            <text:p>3</text:p>
          </table:table-cell>
          <table:table-cell table:style-name="ce12" table:formula="of:=MIN([.B13:.N13]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style-name="ce10" office:value-type="float" office:value="7">
            <text:p>7</text:p>
          </table:table-cell>
          <table:table-cell office:value-type="float" office:value="24071">
            <text:p>24071</text:p>
          </table:table-cell>
          <table:table-cell table:style-name="ce12" office:value-type="float" office:value="15085">
            <text:p>15085</text:p>
          </table:table-cell>
          <table:table-cell table:style-name="ce12" office:value-type="float" office:value="5105">
            <text:p>5105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105">
            <text:p>105</text:p>
          </table:table-cell>
          <table:table-cell table:style-name="ce12" table:number-columns-repeated="6"/>
          <table:table-cell table:style-name="ce12" table:formula="of:=COUNTA([.B14:.N14])" office:value-type="float" office:value="7">
            <text:p>7</text:p>
          </table:table-cell>
          <table:table-cell table:style-name="ce12" table:formula="of:=MIN([.B14:.N14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float" office:value="7088">
            <text:p>7088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108">
            <text:p>108</text:p>
          </table:table-cell>
          <table:table-cell table:style-name="ce12" table:number-columns-repeated="6"/>
          <table:table-cell table:style-name="ce12" table:formula="of:=COUNTA([.B15:.N15])" office:value-type="float" office:value="7">
            <text:p>7</text:p>
          </table:table-cell>
          <table:table-cell table:style-name="ce12" table:formula="of:=MIN([.B15:.N1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table:style-name="ce10" office:value-type="float" office:value="9">
            <text:p>9</text:p>
          </table:table-cell>
          <table:table-cell office:value-type="float" office:value="18085">
            <text:p>18085</text:p>
          </table:table-cell>
          <table:table-cell table:style-name="ce12" office:value-type="float" office:value="14079">
            <text:p>14079</text:p>
          </table:table-cell>
          <table:table-cell table:style-name="ce12" office:value-type="float" office:value="12095">
            <text:p>12095</text:p>
          </table:table-cell>
          <table:table-cell table:style-name="ce12" office:value-type="float" office:value="4116">
            <text:p>4116</text:p>
          </table:table-cell>
          <table:table-cell table:style-name="ce12" office:value-type="float" office:value="1101">
            <text:p>1101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97">
            <text:p>97</text:p>
          </table:table-cell>
          <table:table-cell table:style-name="ce12" table:number-columns-repeated="6"/>
          <table:table-cell table:style-name="ce12" table:formula="of:=COUNTA([.B16:.N16])" office:value-type="float" office:value="7">
            <text:p>7</text:p>
          </table:table-cell>
          <table:table-cell table:style-name="ce12" table:formula="of:=MIN([.B16:.N16])" office:value-type="float" office:value="97">
            <text:p>97</text:p>
          </table:table-cell>
          <table:table-cell table:number-columns-repeated="3"/>
        </table:table-row>
        <table:table-row table:style-name="ro1">
          <table:table-cell table:style-name="ce10" office:value-type="float" office:value="10">
            <text:p>10</text:p>
          </table:table-cell>
          <table:table-cell office:value-type="float" office:value="105">
            <text:p>105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97">
            <text:p>97</text:p>
          </table:table-cell>
          <table:table-cell table:style-name="ce12" table:number-columns-repeated="10"/>
          <table:table-cell table:style-name="ce12" table:formula="of:=COUNTA([.B17:.N17])" office:value-type="float" office:value="3">
            <text:p>3</text:p>
          </table:table-cell>
          <table:table-cell table:style-name="ce12" table:formula="of:=MIN([.B17:.N17]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Média:</text:p>
          </table:table-cell>
          <table:table-cell table:style-name="Default" table:formula="of:=AVERAGE([.B8:.B17])" office:value-type="float" office:value="12487.5">
            <text:p>12487,5</text:p>
          </table:table-cell>
          <table:table-cell table:formula="of:=AVERAGE([.C8:.C17])" office:value-type="float" office:value="5500.8">
            <text:p>5500,8</text:p>
          </table:table-cell>
          <table:table-cell table:formula="of:=AVERAGE([.D8:.D17])" office:value-type="float" office:value="3400.9">
            <text:p>3400,9</text:p>
          </table:table-cell>
          <table:table-cell table:formula="of:=AVERAGE([.E8:.E17])" office:value-type="float" office:value="1111.14285714286">
            <text:p>1111,1428571429</text:p>
          </table:table-cell>
          <table:table-cell table:formula="of:=AVERAGE([.F8:.F17])" office:value-type="float" office:value="250.428571428571">
            <text:p>250,4285714286</text:p>
          </table:table-cell>
          <table:table-cell table:formula="of:=AVERAGE([.G8:.G17])" office:value-type="float" office:value="105.142857142857">
            <text:p>105,1428571429</text:p>
          </table:table-cell>
          <table:table-cell table:formula="of:=AVERAGE([.H8:.H17])" office:value-type="float" office:value="100.333333333333">
            <text:p>100,3333333333</text:p>
          </table:table-cell>
          <table:table-cell table:formula="of:=AVERAGE([.I8:.I17])" office:value-type="float" office:value="96">
            <text:p>96</text:p>
          </table:table-cell>
          <table:table-cell table:formula="of:=AVERAGE([.J8:.J17])" office:value-type="float" office:value="92">
            <text:p>92</text:p>
          </table:table-cell>
          <table:table-cell table:number-columns-repeated="7"/>
          <table:table-cell table:formula="of:=AVERAGE([.R8:.R17])" office:value-type="float" office:value="0">
            <text:p>#DIV/0!</text:p>
          </table:table-cell>
          <table:table-cell table:formula="of:=AVERAGE([.S8:.S17])" office:value-type="float" office:value="0">
            <text:p>#DIV/0!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>
            <text:p>Valor Médio:</text:p>
          </table:table-cell>
          <table:table-cell table:style-name="Default" table:formula="of:=AVERAGE([.P8:.P17])" office:value-type="float" office:value="99.1">
            <text:p>99,1</text:p>
          </table:table-cell>
          <table:table-cell table:number-columns-repeated="3"/>
          <table:table-cell office:value-type="string">
            <text:p>Qtde. Invalidos</text:p>
          </table:table-cell>
          <table:table-cell table:formula="of:=COUNTIF([.N8:.N17];&quot;=.*(invalido).*&quot;)" office:value-type="float" office:value="0">
            <text:p>0</text:p>
          </table:table-cell>
          <table:table-cell table:number-columns-repeated="12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 table:style-name="Default"/>
          <table:table-cell table:formula="of:=AVERAGE([.B8:.B17])" office:value-type="float" office:value="12487.5">
            <text:p>12487,5</text:p>
          </table:table-cell>
          <table:table-cell table:number-columns-repeated="16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style-name="Default"/>
          <table:covered-table-cell table:number-columns-repeated="2"/>
          <table:table-cell table:formula="of:=AVERAGE([.O8:.O17])" office:value-type="float" office:value="6">
            <text:p>6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>
            <draw:frame table:end-cell-address="'Teste c)'.O48" table:end-x="0.898cm" table:end-y="0.03cm" draw:z-index="1" draw:style-name="gr1" draw:text-style-name="P1" svg:width="17.075cm" svg:height="10.056cm" svg:x="1.888cm" svg:y="0.361cm">
              <draw:object draw:notify-on-update-of-ranges="'Teste c)'.A18:'Teste c)'.A18 'Teste c)'.B18:'Teste c)'.J1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>
            <draw:frame table:end-cell-address="'Teste c)'.G48" table:end-x="0.991cm" table:end-y="0.06cm" draw:z-index="0" draw:style-name="gr1" draw:text-style-name="P1" svg:width="15.496cm" svg:height="9.906cm" svg:x="0.186cm" svg:y="0.09cm">
              <draw:object draw:notify-on-update-of-ranges="'Teste c)'.A8:'Teste c)'.A8 'Teste c)'.B8:'Teste c)'.J8 'Teste c)'.A9:'Teste c)'.A9 'Teste c)'.B9:'Teste c)'.J9 'Teste c)'.A10:'Teste c)'.A10 'Teste c)'.B10:'Teste c)'.J10 'Teste c)'.A11:'Teste c)'.A11 'Teste c)'.B11:'Teste c)'.J11 'Teste c)'.A12:'Teste c)'.A12 'Teste c)'.B12:'Teste c)'.J12 'Teste c)'.A13:'Teste c)'.A13 'Teste c)'.B13:'Teste c)'.J13 'Teste c)'.A14:'Teste c)'.A14 'Teste c)'.B14:'Teste c)'.J14 'Teste c)'.A15:'Teste c)'.A15 'Teste c)'.B15:'Teste c)'.J15 'Teste c)'.A16:'Teste c)'.A16 'Teste c)'.B16:'Teste c)'.J16 'Teste c)'.A17:'Teste c)'.A17 'Teste c)'.B17:'Teste c)'.J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7"/>
        </table:table-row>
      </table:table>
      <table:table table:name="Teste d)" table:style-name="ta1" table:print="false">
        <table:table-column table:style-name="co9" table:default-cell-style-name="Default"/>
        <table:table-column table:style-name="co2" table:number-columns-repeated="14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100">
            <text:p>100</text:p>
          </table:table-cell>
          <table:table-cell table:number-columns-repeated="13"/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13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13"/>
        </table:table-row>
        <table:table-row table:style-name="ro1">
          <table:table-cell office:value-type="string">
            <text:p>Qtde. Cruzamentos </text:p>
          </table:table-cell>
          <table:table-cell table:style-name="ce4" office:value-type="float" office:value="25">
            <text:p>25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number-columns-repeated="13"/>
        </table:table-row>
        <table:table-row table:style-name="ro1">
          <table:table-cell table:style-name="ce1"/>
          <table:table-cell/>
          <table:table-cell table:style-name="ce1"/>
          <table:table-cell table:number-columns-repeated="12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  <table:table-cell table:number-columns-repeated="6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/>
          <table:table-cell table:style-name="ce7" table:formula="of:=COUNTA([.B8:.G8])" office:value-type="float" office:value="5">
            <text:p>5</text:p>
          </table:table-cell>
          <table:table-cell table:style-name="ce7" table:formula="of:=MIN([.B8:.G8])" office:value-type="float" office:value="97">
            <text:p>97</text:p>
          </table:table-cell>
          <table:table-cell table:number-columns-repeated="6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table:number-columns-repeated="4"/>
          <table:table-cell table:style-name="ce7" table:formula="of:=COUNTA([.B9:.G9])" office:value-type="float" office:value="2">
            <text:p>2</text:p>
          </table:table-cell>
          <table:table-cell table:style-name="ce7" table:formula="of:=MIN([.B9:.G9])" office:value-type="float" office:value="97">
            <text:p>97</text:p>
          </table:table-cell>
          <table:table-cell table:number-columns-repeated="6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/>
          <table:table-cell table:style-name="ce7" table:formula="of:=COUNTA([.B10:.G10])" office:value-type="float" office:value="5">
            <text:p>5</text:p>
          </table:table-cell>
          <table:table-cell table:style-name="ce7" table:formula="of:=MIN([.B10:.G10])" office:value-type="float" office:value="92">
            <text:p>92</text:p>
          </table:table-cell>
          <table:table-cell table:number-columns-repeated="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5">
            <text:p>95</text:p>
          </table:table-cell>
          <table:table-cell table:style-name="ce7" table:number-columns-repeated="3"/>
          <table:table-cell table:style-name="ce7" table:formula="of:=COUNTA([.B11:.G11])" office:value-type="float" office:value="3">
            <text:p>3</text:p>
          </table:table-cell>
          <table:table-cell table:style-name="ce7" table:formula="of:=MIN([.B11:.G11])" office:value-type="float" office:value="95">
            <text:p>95</text:p>
          </table:table-cell>
          <table:table-cell table:number-columns-repeated="6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/>
          <table:table-cell table:style-name="ce7" table:formula="of:=COUNTA([.B12:.G12])" office:value-type="float" office:value="5">
            <text:p>5</text:p>
          </table:table-cell>
          <table:table-cell table:style-name="ce7" table:formula="of:=MIN([.B12:.G12])" office:value-type="float" office:value="92">
            <text:p>92</text:p>
          </table:table-cell>
          <table:table-cell table:number-columns-repeated="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2">
            <text:p>92</text:p>
          </table:table-cell>
          <table:table-cell table:style-name="ce7" table:number-columns-repeated="4"/>
          <table:table-cell table:style-name="ce7" table:formula="of:=COUNTA([.B13:.G13])" office:value-type="float" office:value="2">
            <text:p>2</text:p>
          </table:table-cell>
          <table:table-cell table:style-name="ce7" table:formula="of:=MIN([.B13:.G13])" office:value-type="float" office:value="92">
            <text:p>92</text:p>
          </table:table-cell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/>
          <table:table-cell table:style-name="ce7" table:formula="of:=COUNTA([.B14:.G14])" office:value-type="float" office:value="5">
            <text:p>5</text:p>
          </table:table-cell>
          <table:table-cell table:style-name="ce7" table:formula="of:=MIN([.B14:.G14])" office:value-type="float" office:value="92">
            <text:p>92</text:p>
          </table:table-cell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5">
            <text:p>95</text:p>
          </table:table-cell>
          <table:table-cell table:style-name="ce7" table:formula="of:=COUNTA([.B15:.G15])" office:value-type="float" office:value="6">
            <text:p>6</text:p>
          </table:table-cell>
          <table:table-cell table:style-name="ce7" table:formula="of:=MIN([.B15:.G15])" office:value-type="float" office:value="95">
            <text:p>95</text:p>
          </table:table-cell>
          <table:table-cell table:number-columns-repeated="6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 table:number-columns-repeated="2"/>
          <table:table-cell table:style-name="ce7" table:formula="of:=COUNTA([.B16:.G16])" office:value-type="float" office:value="4">
            <text:p>4</text:p>
          </table:table-cell>
          <table:table-cell table:style-name="ce7" table:formula="of:=MIN([.B16:.G16])" office:value-type="float" office:value="92">
            <text:p>92</text:p>
          </table:table-cell>
          <table:table-cell table:number-columns-repeated="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97">
            <text:p>97</text:p>
          </table:table-cell>
          <table:table-cell table:style-name="ce7" table:number-columns-repeated="2"/>
          <table:table-cell table:style-name="ce7" table:formula="of:=COUNTA([.B17:.G17])" office:value-type="float" office:value="4">
            <text:p>4</text:p>
          </table:table-cell>
          <table:table-cell table:style-name="ce7" table:formula="of:=MIN([.B17:.G17])" office:value-type="float" office:value="97">
            <text:p>97</text:p>
          </table:table-cell>
          <table:table-cell table:number-columns-repeated="6"/>
        </table:table-row>
        <table:table-row table:style-name="ro1">
          <table:table-cell office:value-type="string">
            <text:p>Média:</text:p>
          </table:table-cell>
          <table:table-cell table:formula="of:=AVERAGE([.B8:.B17])" office:value-type="float" office:value="106.8">
            <text:p>106,8</text:p>
          </table:table-cell>
          <table:table-cell table:formula="of:=AVERAGE([.C8:.C17])" office:value-type="float" office:value="102.3">
            <text:p>102,3</text:p>
          </table:table-cell>
          <table:table-cell table:formula="of:=AVERAGE([.D8:.D17])" office:value-type="float" office:value="100.25">
            <text:p>100,25</text:p>
          </table:table-cell>
          <table:table-cell table:formula="of:=AVERAGE([.E8:.E17])" office:value-type="float" office:value="96.5714285714286">
            <text:p>96,5714285714</text:p>
          </table:table-cell>
          <table:table-cell table:formula="of:=AVERAGE([.F8:.F17])" office:value-type="float" office:value="94">
            <text:p>94</text:p>
          </table:table-cell>
          <table:table-cell table:formula="of:=AVERAGE([.G8:.G17])" office:value-type="float" office:value="95">
            <text:p>9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Valor Médio:</text:p>
          </table:table-cell>
          <table:table-cell table:formula="of:=AVERAGE([.I8:.I17])" office:value-type="float" office:value="94.1">
            <text:p>94,1</text:p>
          </table:table-cell>
          <table:table-cell table:number-columns-repeated="3"/>
          <table:table-cell office:value-type="string">
            <text:p>Qtde. Invalido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/>
          <table:table-cell table:formula="of:=AVERAGE([.B8:.B17])" office:value-type="float" office:value="106.8">
            <text:p>106,8</text:p>
          </table:table-cell>
          <table:table-cell table:number-columns-repeated="12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number-columns-repeated="3"/>
          <table:table-cell table:formula="of:=AVERAGE([.H8:.H17])" office:value-type="float" office:value="4.1">
            <text:p>4,1</text:p>
          </table:table-cell>
          <table:table-cell table:number-columns-repeated="10"/>
        </table:table-row>
        <table:table-row table:style-name="ro1">
          <table:table-cell>
            <draw:frame table:end-cell-address="'Teste d)'.G44" table:end-x="1.902cm" table:end-y="0.254cm" draw:z-index="0" draw:style-name="gr1" draw:text-style-name="P1" svg:width="15.975cm" svg:height="8.98cm" svg:x="0.755cm" svg:y="0.306cm">
              <draw:object draw:notify-on-update-of-ranges="'Teste d)'.A8:'Teste d)'.A8 'Teste d)'.B8:'Teste d)'.G8 'Teste d)'.A9:'Teste d)'.A9 'Teste d)'.B9:'Teste d)'.G9 'Teste d)'.A10:'Teste d)'.A10 'Teste d)'.B10:'Teste d)'.G10 'Teste d)'.A11:'Teste d)'.A11 'Teste d)'.B11:'Teste d)'.G11 'Teste d)'.A12:'Teste d)'.A12 'Teste d)'.B12:'Teste d)'.G12 'Teste d)'.A13:'Teste d)'.A13 'Teste d)'.B13:'Teste d)'.G13 'Teste d)'.A14:'Teste d)'.A14 'Teste d)'.B14:'Teste d)'.G14 'Teste d)'.A15:'Teste d)'.A15 'Teste d)'.B15:'Teste d)'.G15 'Teste d)'.A16:'Teste d)'.A16 'Teste d)'.B16:'Teste d)'.G16 'Teste d)'.A17:'Teste d)'.A17 'Teste d)'.B17:'Teste d)'.G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'Teste d)'.N45" table:end-x="1.858cm" table:end-y="0.092cm" draw:z-index="1" draw:style-name="gr1" draw:text-style-name="P1" svg:width="15.644cm" svg:height="9.336cm" svg:x="2.02cm" svg:y="0.24cm">
              <draw:object draw:notify-on-update-of-ranges="'Teste d)'.A18:'Teste d)'.A18 'Teste d)'.B18:'Teste d)'.G1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4"/>
          <table:table-cell>
            <draw:frame table:end-cell-address="'Teste d)'.T53" table:end-x="1.145cm" table:end-y="0.288cm" draw:z-index="2" draw:name="Figuras 1" draw:style-name="gr2" draw:text-style-name="P1" svg:width="12.435cm" svg:height="7.514cm" svg:x="0cm" svg:y="0cm">
              <draw:image xlink:href="Pictures/200000070000309400001D5B4F2815EF.svm" xlink:type="simple" xlink:show="embed" xlink:actuate="onLoad">
                <text:p/>
              </draw:image>
            </draw:frame>
          </table:table-cell>
        </table:table-row>
      </table:table>
      <table:table table:name="Teste e)" table:style-name="ta1" table:print="false"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>
            <text:p>Tam. Pupulacao</text:p>
          </table:table-cell>
          <table:table-cell table:style-name="ce4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Qtde. Geracoes</text:p>
          </table:table-cell>
          <table:table-cell table:style-name="ce5" office:value-type="percentage" office:value="0.11">
            <text:p>11,00%</text:p>
          </table:table-cell>
          <table:table-cell table:number-columns-repeated="7"/>
        </table:table-row>
        <table:table-row table:style-name="ro1">
          <table:table-cell office:value-type="string">
            <text:p>Taxa de Mutação</text:p>
          </table:table-cell>
          <table:table-cell table:style-name="ce4"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string">
            <text:p>Qtde. Cruzamentos</text:p>
          </table:table-cell>
          <table:table-cell table:style-name="ce4" office:value-type="float" office:value="50">
            <text:p>50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style-name="ce2" office:value-type="string">
            <text:p>Teste</text:p>
          </table:table-cell>
          <table:table-cell table:style-name="ce6" office:value-type="string" table:number-columns-spanned="5" table:number-rows-spanned="1">
            <text:p>Evolução</text:p>
          </table:table-cell>
          <table:covered-table-cell table:number-columns-repeated="4" table:style-name="ce8"/>
          <table:table-cell table:style-name="ce8"/>
          <table:table-cell table:style-name="ce8" office:value-type="string">
            <text:p>Qtde Evolucoes</text:p>
          </table:table-cell>
          <table:table-cell table:style-name="ce8" office:value-type="string">
            <text:p>Resultado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table:number-columns-repeated="3"/>
          <table:table-cell table:style-name="ce7" table:formula="of:=COUNTA([.B8:.G8])" office:value-type="float" office:value="3">
            <text:p>3</text:p>
          </table:table-cell>
          <table:table-cell table:style-name="ce7" table:formula="of:=MIN([.B8:.G8])" office:value-type="float" office:value="97">
            <text:p>97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float" office:value="112">
            <text:p>112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/>
          <table:table-cell table:style-name="ce7" table:formula="of:=COUNTA([.B9:.G9])" office:value-type="float" office:value="5">
            <text:p>5</text:p>
          </table:table-cell>
          <table:table-cell table:style-name="ce7" table:formula="of:=MIN([.B9:.G9])" office:value-type="float" office:value="92">
            <text:p>92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2">
            <text:p>92</text:p>
          </table:table-cell>
          <table:table-cell table:style-name="ce7" table:number-columns-repeated="3"/>
          <table:table-cell table:style-name="ce7" table:formula="of:=COUNTA([.B10:.G10])" office:value-type="float" office:value="3">
            <text:p>3</text:p>
          </table:table-cell>
          <table:table-cell table:style-name="ce7" table:formula="of:=MIN([.B10:.G10])" office:value-type="float" office:value="92">
            <text:p>92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2">
            <text:p>92</text:p>
          </table:table-cell>
          <table:table-cell table:style-name="ce7" table:number-columns-repeated="2"/>
          <table:table-cell table:style-name="ce7" table:formula="of:=COUNTA([.B11:.G11])" office:value-type="float" office:value="4">
            <text:p>4</text:p>
          </table:table-cell>
          <table:table-cell table:style-name="ce7" table:formula="of:=MIN([.B11:.G11])" office:value-type="float" office:value="92">
            <text:p>92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7" office:value-type="float" office:value="118">
            <text:p>118</text:p>
          </table:table-cell>
          <table:table-cell table:style-name="ce7" office:value-type="float" office:value="97">
            <text:p>97</text:p>
          </table:table-cell>
          <table:table-cell table:style-name="ce7" table:number-columns-repeated="4"/>
          <table:table-cell table:style-name="ce7" table:formula="of:=COUNTA([.B12:.G12])" office:value-type="float" office:value="2">
            <text:p>2</text:p>
          </table:table-cell>
          <table:table-cell table:style-name="ce7" table:formula="of:=MIN([.B12:.G12])" office:value-type="float" office:value="97">
            <text:p>97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2"/>
          <table:table-cell table:style-name="ce7" table:formula="of:=COUNTA([.B13:.G13])" office:value-type="float" office:value="4">
            <text:p>4</text:p>
          </table:table-cell>
          <table:table-cell table:style-name="ce7" table:formula="of:=MIN([.B13:.G13])" office:value-type="float" office:value="100">
            <text:p>100</text:p>
          </table:table-cell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7" office:value-type="float" office:value="107">
            <text:p>107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 table:formula="of:=COUNTA([.B14:.G14])" office:value-type="float" office:value="6">
            <text:p>6</text:p>
          </table:table-cell>
          <table:table-cell table:style-name="ce7" table:formula="of:=MIN([.B14:.G14])" office:value-type="float" office:value="92">
            <text:p>92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7" office:value-type="float" office:value="115">
            <text:p>11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7">
            <text:p>97</text:p>
          </table:table-cell>
          <table:table-cell table:style-name="ce7" table:number-columns-repeated="3"/>
          <table:table-cell table:style-name="ce7" table:formula="of:=COUNTA([.B15:.G15])" office:value-type="float" office:value="3">
            <text:p>3</text:p>
          </table:table-cell>
          <table:table-cell table:style-name="ce7" table:formula="of:=MIN([.B15:.G15])" office:value-type="float" office:value="97">
            <text:p>97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7" office:value-type="float" office:value="110">
            <text:p>110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2">
            <text:p>92</text:p>
          </table:table-cell>
          <table:table-cell table:style-name="ce7" table:number-columns-repeated="2"/>
          <table:table-cell table:style-name="ce7" table:formula="of:=COUNTA([.B16:.G16])" office:value-type="float" office:value="4">
            <text:p>4</text:p>
          </table:table-cell>
          <table:table-cell table:style-name="ce7" table:formula="of:=MIN([.B16:.G16])" office:value-type="float" office:value="92">
            <text:p>92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108">
            <text:p>108</text:p>
          </table:table-cell>
          <table:table-cell table:style-name="ce7" office:value-type="float" office:value="105">
            <text:p>105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92">
            <text:p>92</text:p>
          </table:table-cell>
          <table:table-cell table:style-name="ce7" table:formula="of:=COUNTA([.B17:.G17])" office:value-type="float" office:value="6">
            <text:p>6</text:p>
          </table:table-cell>
          <table:table-cell table:style-name="ce7" table:formula="of:=MIN([.B17:.G17])" office:value-type="float" office:value="92">
            <text:p>92</text:p>
          </table:table-cell>
        </table:table-row>
        <table:table-row table:style-name="ro1">
          <table:table-cell office:value-type="string">
            <text:p>Média:</text:p>
          </table:table-cell>
          <table:table-cell table:formula="of:=AVERAGE([.B8:.B17])" office:value-type="float" office:value="110.2">
            <text:p>110,2</text:p>
          </table:table-cell>
          <table:table-cell table:formula="of:=AVERAGE([.C8:.C17])" office:value-type="float" office:value="102.9">
            <text:p>102,9</text:p>
          </table:table-cell>
          <table:table-cell table:formula="of:=AVERAGE([.D8:.D17])" office:value-type="float" office:value="98.8888888888889">
            <text:p>98,8888888889</text:p>
          </table:table-cell>
          <table:table-cell table:formula="of:=AVERAGE([.E8:.E17])" office:value-type="float" office:value="96">
            <text:p>96</text:p>
          </table:table-cell>
          <table:table-cell table:formula="of:=AVERAGE([.F8:.F17])" office:value-type="float" office:value="94">
            <text:p>94</text:p>
          </table:table-cell>
          <table:table-cell table:formula="of:=AVERAGE([.G8:.G17])" office:value-type="float" office:value="92">
            <text:p>92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Valor Médio:</text:p>
          </table:table-cell>
          <table:table-cell table:formula="of:=AVERAGE([.I8:.I17])" office:value-type="float" office:value="94.3">
            <text:p>94,3</text:p>
          </table:table-cell>
          <table:table-cell table:number-columns-repeated="3"/>
          <table:table-cell office:value-type="string">
            <text:p>Qtde. Invalido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Média na população Inicial:</text:p>
          </table:table-cell>
          <table:covered-table-cell/>
          <table:table-cell table:formula="of:=AVERAGE([.B8:.B17])" office:value-type="float" office:value="110.2">
            <text:p>110,2</text:p>
          </table:table-cell>
          <table:table-cell table:number-columns-repeated="6"/>
        </table:table-row>
        <table:table-row table:style-name="ro1">
          <table:table-cell office:value-type="string" table:number-columns-spanned="4" table:number-rows-spanned="1">
            <text:p>Quantidade média de evoluções (convergência):</text:p>
          </table:table-cell>
          <table:covered-table-cell table:number-columns-repeated="3"/>
          <table:table-cell table:formula="of:=AVERAGE([.H8:.H17]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'Teste e)'.O44" table:end-x="1.029cm" table:end-y="0.272cm" draw:z-index="1" draw:style-name="gr1" draw:text-style-name="P1" svg:width="15.737cm" svg:height="8.791cm" svg:x="1.494cm" svg:y="0.061cm">
              <draw:object draw:notify-on-update-of-ranges="'Teste e)'.A18:'Teste e)'.A18 'Teste e)'.B18:'Teste e)'.G1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>
            <draw:frame table:end-cell-address="'Teste e)'.H56" table:end-x="0.427cm" table:end-y="0.279cm" draw:z-index="0" draw:style-name="gr1" draw:text-style-name="P1" svg:width="15.999cm" svg:height="8.999cm" svg:x="1.514cm" svg:y="0.313cm">
              <draw:object draw:notify-on-update-of-ranges="'Teste e)'.A8:'Teste e)'.A8 'Teste e)'.B8:'Teste e)'.G8 'Teste e)'.A9:'Teste e)'.A9 'Teste e)'.B9:'Teste e)'.G9 'Teste e)'.A10:'Teste e)'.A10 'Teste e)'.B10:'Teste e)'.G10 'Teste e)'.A11:'Teste e)'.A11 'Teste e)'.B11:'Teste e)'.G11 'Teste e)'.A12:'Teste e)'.A12 'Teste e)'.B12:'Teste e)'.G12 'Teste e)'.A13:'Teste e)'.A13 'Teste e)'.B13:'Teste e)'.G13 'Teste e)'.A14:'Teste e)'.A14 'Teste e)'.B14:'Teste e)'.G14 'Teste e)'.A15:'Teste e)'.A15 'Teste e)'.B15:'Teste e)'.G15 'Teste e)'.A16:'Teste e)'.A16 'Teste e)'.B16:'Teste e)'.G16 'Teste e)'.A17:'Teste e)'.A17 'Teste e)'.B17:'Teste e)'.G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  <table:table table:name="gráfico geral" table:style-name="ta1" table:print="false">
        <table:table-column table:style-name="co2" table:number-columns-repeated="7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1" office:value-type="string" table:number-columns-spanned="5" table:number-rows-spanned="1">
            <text:p>Tamanho da População</text:p>
          </table:table-cell>
          <table:covered-table-cell table:number-columns-repeated="4" table:style-name="ce15"/>
          <table:table-cell table:number-columns-repeated="3"/>
          <table:table-cell table:style-name="ce11" office:value-type="string" table:number-columns-spanned="5" table:number-rows-spanned="1">
            <text:p>Tamanho da População</text:p>
          </table:table-cell>
          <table:covered-table-cell table:number-columns-repeated="4" table:style-name="ce15"/>
        </table:table-row>
        <table:table-row table:style-name="ro1">
          <table:table-cell table:number-columns-repeated="2"/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00">
            <text:p>200</text:p>
          </table:table-cell>
          <table:table-cell table:number-columns-repeated="3"/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00">
            <text:p>200</text:p>
          </table:table-cell>
        </table:table-row>
        <table:table-row table:style-name="ro1">
          <table:table-cell table:style-name="ce14" office:value-type="string">
            <text:p>Pontuação média</text:p>
          </table:table-cell>
          <table:table-cell table:style-name="ce14"/>
          <table:table-cell table:style-name="ce12" table:formula="of:=['Teste a)'.C21]" office:value-type="float" office:value="1100.4">
            <text:p>1100,4</text:p>
          </table:table-cell>
          <table:table-cell table:style-name="ce12" table:formula="of:=['Teste b)'.B21]" office:value-type="float" office:value="299.3">
            <text:p>299,3</text:p>
          </table:table-cell>
          <table:table-cell table:style-name="ce12" table:formula="of:=['Teste c)'.B21]" office:value-type="float" office:value="99.1">
            <text:p>99,1</text:p>
          </table:table-cell>
          <table:table-cell table:style-name="ce12" table:formula="of:=['Teste d)'.B21]" office:value-type="float" office:value="94.1">
            <text:p>94,1</text:p>
          </table:table-cell>
          <table:table-cell table:style-name="ce12" table:formula="of:=['Teste e)'.B21]" office:value-type="float" office:value="94.3">
            <text:p>94,3</text:p>
          </table:table-cell>
          <table:table-cell/>
          <table:table-cell table:style-name="ce16" office:value-type="string">
            <text:p>Pontuação Média</text:p>
          </table:table-cell>
          <table:table-cell table:style-name="ce14"/>
          <table:table-cell table:style-name="ce12" table:formula="of:=['Teste a)'.C22]" office:value-type="float" office:value="13390.7">
            <text:p>13390,7</text:p>
          </table:table-cell>
          <table:table-cell table:style-name="ce12" table:formula="of:=['Teste b)'.C22]" office:value-type="float" office:value="15484.4">
            <text:p>15484,4</text:p>
          </table:table-cell>
          <table:table-cell table:style-name="ce12" table:formula="of:=['Teste c)'.C22]" office:value-type="float" office:value="12487.5">
            <text:p>12487,5</text:p>
          </table:table-cell>
          <table:table-cell table:style-name="ce12" table:formula="of:=['Teste d)'.C22]" office:value-type="float" office:value="106.8">
            <text:p>106,8</text:p>
          </table:table-cell>
          <table:table-cell table:style-name="ce12" table:formula="of:=['Teste e)'.C22]" office:value-type="float" office:value="110.2">
            <text:p>110,2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>
            <draw:frame table:end-cell-address="'gráfico geral'.H29" table:end-x="0.434cm" table:end-y="0.091cm" draw:z-index="0" draw:style-name="gr1" draw:text-style-name="P1" svg:width="15.993cm" svg:height="9.002cm" svg:x="0.247cm" svg:y="0.121cm">
              <draw:object draw:notify-on-update-of-ranges="'gráfico geral'.C4:'gráfico geral'.G4 'gráfico geral'.C5:'gráfico geral'.G5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7"/>
          <table:table-cell>
            <draw:frame table:end-cell-address="'gráfico geral'.P30" table:end-x="0.045cm" table:end-y="0.186cm" draw:z-index="1" draw:style-name="gr1" draw:text-style-name="P1" svg:width="15.999cm" svg:height="8.999cm" svg:x="2.925cm" svg:y="0.22cm">
              <draw:object draw:notify-on-update-of-ranges="'gráfico geral'.K4:'gráfico geral'.O4 'gráfico geral'.K5:'gráfico geral'.O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2"/>
          <table:table-cell table:style-name="ce11" office:value-type="string" table:number-columns-spanned="5" table:number-rows-spanned="1">
            <text:p>Tamanho da População</text:p>
          </table:table-cell>
          <table:covered-table-cell table:number-columns-repeated="4" table:style-name="ce15"/>
          <table:table-cell table:number-columns-repeated="8"/>
        </table:table-row>
        <table:table-row table:style-name="ro1">
          <table:table-cell table:number-columns-repeated="2"/>
          <table:table-cell table:style-name="ce14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200">
            <text:p>200</text:p>
          </table:table-cell>
          <table:table-cell table:number-columns-repeated="8"/>
        </table:table-row>
        <table:table-row table:style-name="ro1">
          <table:table-cell table:style-name="ce14" office:value-type="string" table:number-columns-spanned="2" table:number-rows-spanned="1">
            <text:p>Quantidade de Ind. Invalidos</text:p>
          </table:table-cell>
          <table:covered-table-cell table:style-name="ce14"/>
          <table:table-cell table:style-name="ce12" table:formula="of:=['Teste a)'.G21]" office:value-type="float" office:value="7">
            <text:p>7</text:p>
          </table:table-cell>
          <table:table-cell table:style-name="ce12" table:formula="of:=['Teste b)'.G21]" office:value-type="float" office:value="2">
            <text:p>2</text:p>
          </table:table-cell>
          <table:table-cell table:style-name="ce12" table:formula="of:=['Teste c)'.G21]" office:value-type="float" office:value="0">
            <text:p>0</text:p>
          </table:table-cell>
          <table:table-cell table:style-name="ce12" table:formula="of:=['Teste d)'.G21]" office:value-type="float" office:value="0">
            <text:p>0</text:p>
          </table:table-cell>
          <table:table-cell table:style-name="ce12" table:formula="of:=['Teste e)'.G21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'gráfico geral'.H55" table:end-x="0.561cm" table:end-y="0.031cm" draw:z-index="2" draw:style-name="gr1" draw:text-style-name="P1" svg:width="15.996cm" svg:height="9.002cm" svg:x="0.371cm" svg:y="0.061cm">
              <draw:object draw:notify-on-update-of-ranges="'gráfico geral'.C32:'gráfico geral'.G32 'gráfico geral'.C33:'gráfico geral'.G33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25/11/2013</text:date>, <text:time>01:18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22:14:45.14</meta:creation-date>
    <dc:date>2013-11-25T01:18:48.79</dc:date>
    <meta:editing-duration>PT11H26M16S</meta:editing-duration>
    <meta:editing-cycles>196</meta:editing-cycles>
    <meta:generator>OpenOffice.org/3.4.1$Win32 OpenOffice.org_project/341m1$Build-9593</meta:generator>
    <meta:document-statistic meta:table-count="6" meta:cell-count="66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31049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7.254cm" svg:height="10.147cm" xlink:href=".." xlink:type="simple" chart:class="chart:line" chart:style-name="ch1">
        <chart:title svg:x="6.282cm" svg:y="0.338cm" chart:style-name="ch2">
          <text:p>Evolução da População</text:p>
        </chart:title>
        <chart:subtitle svg:x="5.505cm" svg:y="0.869cm" chart:style-name="ch3">
          <text:p>para uma população de 5 indivíduos</text:p>
        </chart:subtitle>
        <chart:legend chart:legend-position="end" svg:x="15.54cm" svg:y="2.403cm" style:legend-expansion="high" chart:style-name="ch4"/>
        <chart:plot-area chart:style-name="ch5" table:cell-range-address="'Teste a)'.A8:'Teste a)'.R17" chart:data-source-has-labels="column" svg:x="1.383cm" svg:y="2.406cm" svg:width="13.467cm" svg:height="6.531cm">
          <chartooo:coordinate-region svg:x="2.56cm" svg:y="2.455cm" svg:width="12.103cm" svg:height="5.809cm"/>
          <chart:axis chart:dimension="x" chart:name="primary-x" chart:style-name="ch6">
            <chart:title svg:x="6.921cm" svg:y="9.14cm" chart:style-name="ch7">
              <text:p>Solução Parcial</text:p>
            </chart:title>
          </chart:axis>
          <chart:axis chart:dimension="y" chart:name="primary-y" chart:style-name="ch8">
            <chart:title svg:x="0.451cm" svg:y="6.509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a)'.B8:'Teste a)'.R8" chart:label-cell-address="'Teste a)'.A8:'Teste a)'.A8" chart:class="chart:line">
            <chart:data-point chart:repeated="17"/>
          </chart:series>
          <chart:series chart:style-name="ch12" chart:values-cell-range-address="'Teste a)'.B9:'Teste a)'.R9" chart:label-cell-address="'Teste a)'.A9:'Teste a)'.A9" chart:class="chart:line">
            <chart:data-point chart:repeated="17"/>
          </chart:series>
          <chart:series chart:style-name="ch13" chart:values-cell-range-address="'Teste a)'.B10:'Teste a)'.R10" chart:label-cell-address="'Teste a)'.A10:'Teste a)'.A10" chart:class="chart:line">
            <chart:data-point chart:repeated="17"/>
          </chart:series>
          <chart:series chart:style-name="ch14" chart:values-cell-range-address="'Teste a)'.B11:'Teste a)'.R11" chart:label-cell-address="'Teste a)'.A11:'Teste a)'.A11" chart:class="chart:line">
            <chart:data-point chart:repeated="17"/>
          </chart:series>
          <chart:series chart:style-name="ch15" chart:values-cell-range-address="'Teste a)'.B12:'Teste a)'.R12" chart:label-cell-address="'Teste a)'.A12:'Teste a)'.A12" chart:class="chart:line">
            <chart:data-point chart:repeated="17"/>
          </chart:series>
          <chart:series chart:style-name="ch16" chart:values-cell-range-address="'Teste a)'.B13:'Teste a)'.R13" chart:label-cell-address="'Teste a)'.A13:'Teste a)'.A13" chart:class="chart:line">
            <chart:data-point chart:repeated="17"/>
          </chart:series>
          <chart:series chart:style-name="ch17" chart:values-cell-range-address="'Teste a)'.B14:'Teste a)'.R14" chart:label-cell-address="'Teste a)'.A14:'Teste a)'.A14" chart:class="chart:line">
            <chart:data-point chart:repeated="17"/>
          </chart:series>
          <chart:series chart:style-name="ch18" chart:values-cell-range-address="'Teste a)'.B15:'Teste a)'.R15" chart:label-cell-address="'Teste a)'.A15:'Teste a)'.A15" chart:class="chart:line">
            <chart:data-point chart:repeated="17"/>
          </chart:series>
          <chart:series chart:style-name="ch19" chart:values-cell-range-address="'Teste a)'.B16:'Teste a)'.R16" chart:label-cell-address="'Teste a)'.A16:'Teste a)'.A16" chart:class="chart:line">
            <chart:data-point chart:repeated="17"/>
          </chart:series>
          <chart:series chart:style-name="ch20" chart:values-cell-range-address="'Teste a)'.B17:'Teste a)'.R17" chart:label-cell-address="'Teste a)'.A17:'Teste a)'.A17" chart:class="chart:line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a)'.A8:'Teste a)'.A8</svg:desc>
                </draw:g>
              </table:table-cell>
              <table:table-cell office:value-type="float" office:value="24081">
                <text:p>24081</text:p>
                <draw:g>
                  <svg:desc>'Teste a)'.B8:'Teste a)'.R8</svg:desc>
                </draw:g>
              </table:table-cell>
              <table:table-cell office:value-type="float" office:value="17088">
                <text:p>17088</text:p>
              </table:table-cell>
              <table:table-cell office:value-type="float" office:value="8102">
                <text:p>8102</text:p>
              </table:table-cell>
              <table:table-cell office:value-type="float" office:value="4106">
                <text:p>4106</text:p>
              </table:table-cell>
              <table:table-cell office:value-type="float" office:value="120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a)'.A9:'Teste a)'.A9</svg:desc>
                </draw:g>
              </table:table-cell>
              <table:table-cell office:value-type="float" office:value="100">
                <text:p>100</text:p>
                <draw:g>
                  <svg:desc>'Teste a)'.B9:'Teste a)'.R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a)'.A10:'Teste a)'.A10</svg:desc>
                </draw:g>
              </table:table-cell>
              <table:table-cell office:value-type="float" office:value="24074">
                <text:p>24074</text:p>
                <draw:g>
                  <svg:desc>'Teste a)'.B10:'Teste a)'.R10</svg:desc>
                </draw:g>
              </table:table-cell>
              <table:table-cell office:value-type="float" office:value="11099">
                <text:p>11099</text:p>
              </table:table-cell>
              <table:table-cell office:value-type="float" office:value="10110">
                <text:p>10110</text:p>
              </table:table-cell>
              <table:table-cell office:value-type="float" office:value="8102">
                <text:p>8102</text:p>
              </table:table-cell>
              <table:table-cell office:value-type="float" office:value="7113">
                <text:p>7113</text:p>
              </table:table-cell>
              <table:table-cell office:value-type="float" office:value="6107">
                <text:p>6107</text:p>
              </table:table-cell>
              <table:table-cell office:value-type="float" office:value="6097">
                <text:p>6097</text:p>
              </table:table-cell>
              <table:table-cell office:value-type="float" office:value="3105">
                <text:p>3105</text:p>
              </table:table-cell>
              <table:table-cell office:value-type="float" office:value="2096">
                <text:p>2096</text:p>
              </table:table-cell>
              <table:table-cell office:value-type="float" office:value="1109">
                <text:p>1109</text:p>
              </table:table-cell>
              <table:table-cell office:value-type="float" office:value="1099">
                <text:p>1099</text:p>
              </table:table-cell>
              <table:table-cell office:value-type="float" office:value="1094">
                <text:p>1094</text:p>
              </table:table-cell>
              <table:table-cell office:value-type="float" office:value="1089">
                <text:p>108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a)'.A11:'Teste a)'.A11</svg:desc>
                </draw:g>
              </table:table-cell>
              <table:table-cell office:value-type="float" office:value="5108">
                <text:p>5108</text:p>
                <draw:g>
                  <svg:desc>'Teste a)'.B11:'Teste a)'.R11</svg:desc>
                </draw:g>
              </table:table-cell>
              <table:table-cell office:value-type="float" office:value="3110">
                <text:p>3110</text:p>
              </table:table-cell>
              <table:table-cell office:value-type="float" office:value="2111">
                <text:p>2111</text:p>
              </table:table-cell>
              <table:table-cell office:value-type="float" office:value="2101">
                <text:p>2101</text:p>
              </table:table-cell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a)'.A12:'Teste a)'.A12</svg:desc>
                </draw:g>
              </table:table-cell>
              <table:table-cell office:value-type="float" office:value="18092">
                <text:p>18092</text:p>
                <draw:g>
                  <svg:desc>'Teste a)'.B12:'Teste a)'.R12</svg:desc>
                </draw:g>
              </table:table-cell>
              <table:table-cell office:value-type="float" office:value="18049">
                <text:p>18049</text:p>
              </table:table-cell>
              <table:table-cell office:value-type="float" office:value="12085">
                <text:p>12085</text:p>
              </table:table-cell>
              <table:table-cell office:value-type="float" office:value="12055">
                <text:p>12055</text:p>
              </table:table-cell>
              <table:table-cell office:value-type="float" office:value="8094">
                <text:p>8094</text:p>
              </table:table-cell>
              <table:table-cell office:value-type="float" office:value="8092">
                <text:p>8092</text:p>
              </table:table-cell>
              <table:table-cell office:value-type="float" office:value="7100">
                <text:p>7100</text:p>
              </table:table-cell>
              <table:table-cell office:value-type="float" office:value="6106">
                <text:p>6106</text:p>
              </table:table-cell>
              <table:table-cell office:value-type="float" office:value="6104">
                <text:p>6104</text:p>
              </table:table-cell>
              <table:table-cell office:value-type="float" office:value="5100">
                <text:p>5100</text:p>
              </table:table-cell>
              <table:table-cell office:value-type="float" office:value="5095">
                <text:p>5095</text:p>
              </table:table-cell>
              <table:table-cell office:value-type="float" office:value="4096">
                <text:p>4096</text:p>
              </table:table-cell>
              <table:table-cell office:value-type="float" office:value="3100">
                <text:p>3100</text:p>
              </table:table-cell>
              <table:table-cell office:value-type="float" office:value="2101">
                <text:p>2101</text:p>
              </table:table-cell>
              <table:table-cell office:value-type="float" office:value="2096">
                <text:p>2096</text:p>
              </table:table-cell>
              <table:table-cell office:value-type="float" office:value="2091">
                <text:p>2091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</text:p>
                <draw:g>
                  <svg:desc>'Teste a)'.A13:'Teste a)'.A13</svg:desc>
                </draw:g>
              </table:table-cell>
              <table:table-cell office:value-type="float" office:value="18077">
                <text:p>18077</text:p>
                <draw:g>
                  <svg:desc>'Teste a)'.B13:'Teste a)'.R13</svg:desc>
                </draw:g>
              </table:table-cell>
              <table:table-cell office:value-type="float" office:value="8112">
                <text:p>8112</text:p>
              </table:table-cell>
              <table:table-cell office:value-type="float" office:value="7103">
                <text:p>7103</text:p>
              </table:table-cell>
              <table:table-cell office:value-type="float" office:value="1109">
                <text:p>1109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a)'.A14:'Teste a)'.A14</svg:desc>
                </draw:g>
              </table:table-cell>
              <table:table-cell office:value-type="float" office:value="21082">
                <text:p>21082</text:p>
                <draw:g>
                  <svg:desc>'Teste a)'.B14:'Teste a)'.R14</svg:desc>
                </draw:g>
              </table:table-cell>
              <table:table-cell office:value-type="float" office:value="15090">
                <text:p>15090</text:p>
              </table:table-cell>
              <table:table-cell office:value-type="float" office:value="2101">
                <text:p>2101</text:p>
              </table:table-cell>
              <table:table-cell office:value-type="float" office:value="1102">
                <text:p>1102</text:p>
              </table:table-cell>
              <table:table-cell office:value-type="float" office:value="1094">
                <text:p>1094</text:p>
              </table:table-cell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a)'.A15:'Teste a)'.A15</svg:desc>
                </draw:g>
              </table:table-cell>
              <table:table-cell office:value-type="float" office:value="10093">
                <text:p>10093</text:p>
                <draw:g>
                  <svg:desc>'Teste a)'.B15:'Teste a)'.R15</svg:desc>
                </draw:g>
              </table:table-cell>
              <table:table-cell office:value-type="float" office:value="10090">
                <text:p>10090</text:p>
              </table:table-cell>
              <table:table-cell office:value-type="float" office:value="9091">
                <text:p>9091</text:p>
              </table:table-cell>
              <table:table-cell office:value-type="float" office:value="8092">
                <text:p>8092</text:p>
              </table:table-cell>
              <table:table-cell office:value-type="float" office:value="7103">
                <text:p>7103</text:p>
              </table:table-cell>
              <table:table-cell office:value-type="float" office:value="7098">
                <text:p>7098</text:p>
              </table:table-cell>
              <table:table-cell office:value-type="float" office:value="7093">
                <text:p>7093</text:p>
              </table:table-cell>
              <table:table-cell office:value-type="float" office:value="5095">
                <text:p>5095</text:p>
              </table:table-cell>
              <table:table-cell office:value-type="float" office:value="3099">
                <text:p>3099</text:p>
              </table:table-cell>
              <table:table-cell office:value-type="float" office:value="2103">
                <text:p>2103</text:p>
              </table:table-cell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a)'.A16:'Teste a)'.A16</svg:desc>
                </draw:g>
              </table:table-cell>
              <table:table-cell office:value-type="float" office:value="11094">
                <text:p>11094</text:p>
                <draw:g>
                  <svg:desc>'Teste a)'.B16:'Teste a)'.R16</svg:desc>
                </draw:g>
              </table:table-cell>
              <table:table-cell office:value-type="float" office:value="8105">
                <text:p>8105</text:p>
              </table:table-cell>
              <table:table-cell office:value-type="float" office:value="8085">
                <text:p>8085</text:p>
              </table:table-cell>
              <table:table-cell office:value-type="float" office:value="4094">
                <text:p>4094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a)'.A17:'Teste a)'.A17</svg:desc>
                </draw:g>
              </table:table-cell>
              <table:table-cell office:value-type="float" office:value="2106">
                <text:p>2106</text:p>
                <draw:g>
                  <svg:desc>'Teste a)'.B17:'Teste a)'.R17</svg:desc>
                </draw:g>
              </table:table-cell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112" chart:interval-major="1" chart:interval-minor-divis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8cm" svg:height="8.792cm" xlink:href=".." xlink:type="simple" chart:class="chart:line" chart:style-name="ch1">
        <chart:title svg:x="5.524cm" svg:y="0.311cm" chart:style-name="ch2">
          <text:p>Evolução da População</text:p>
        </chart:title>
        <chart:subtitle svg:x="2.414cm" svg:y="1.265cm" chart:style-name="ch3">
          <text:p>curva média para uma população de 200 indivíduos (Ampliado)</text:p>
        </chart:subtitle>
        <chart:legend chart:legend-position="end" svg:x="13.362cm" svg:y="4.084cm" style:legend-expansion="high" chart:style-name="ch4"/>
        <chart:plot-area chart:style-name="ch5" table:cell-range-address="'Teste e)'.A18:'Teste e)'.G18" chart:data-source-has-labels="column" svg:x="1.352cm" svg:y="2.298cm" svg:width="11.382cm" svg:height="5.311cm">
          <chartooo:coordinate-region svg:x="2.159cm" svg:y="2.298cm" svg:width="10.481cm" svg:height="4.638cm"/>
          <chart:axis chart:dimension="x" chart:name="primary-x" chart:style-name="ch6">
            <chart:title svg:x="5.848cm" svg:y="7.785cm" chart:style-name="ch7">
              <text:p>Solução Parcial</text:p>
            </chart:title>
          </chart:axis>
          <chart:axis chart:dimension="y" chart:name="primary-y" chart:style-name="ch8">
            <chart:title svg:x="0.451cm" svg:y="5.791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e)'.B18:'Teste e)'.G18" chart:label-cell-address="'Teste e)'.A18:'Teste e)'.A18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e)'.A18:'Teste e)'.A18</svg:desc>
                </draw:g>
              </table:table-cell>
              <table:table-cell office:value-type="float" office:value="110.2">
                <text:p>110.2</text:p>
                <draw:g>
                  <svg:desc>'Teste e)'.B18:'Teste e)'.G18</svg:desc>
                </draw:g>
              </table:table-cell>
              <table:table-cell office:value-type="float" office:value="102.9">
                <text:p>102.9</text:p>
              </table:table-cell>
              <table:table-cell office:value-type="float" office:value="98.8888888888889">
                <text:p>98.8888888888889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9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3cm" xlink:href=".." xlink:type="simple" chart:class="chart:line" chart:style-name="ch1">
        <chart:title svg:x="6.194cm" svg:y="0.316cm" chart:style-name="ch2">
          <text:p>CONVERGÊNCIA</text:p>
        </chart:title>
        <chart:subtitle svg:x="4.848cm" svg:y="0.765cm" chart:style-name="ch3">
          <text:p>Pontuação x Tamanho da População</text:p>
        </chart:subtitle>
        <chart:legend chart:legend-position="end" svg:x="13.539cm" svg:y="4.189cm" style:legend-expansion="high" chart:style-name="ch4"/>
        <chart:plot-area chart:style-name="ch5" table:cell-range-address="'gráfico geral'.C4:'gráfico geral'.G5" chart:data-source-has-labels="row" svg:x="0.46cm" svg:y="1.276cm" svg:width="12.13cm" svg:height="7.546cm">
          <chartooo:coordinate-region svg:x="1.452cm" svg:y="1.489cm" svg:width="10.858cm" svg:height="6.66cm"/>
          <chart:axis chart:dimension="x" chart:name="primary-x" chart:style-name="ch6" chartooo:axis-type="auto">
            <chartooo:date-scale/>
            <chart:categories table:cell-range-address="'gráfico geral'.C4:'gráfico geral'.G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gráfico geral'.C5:'gráfico geral'.G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áfico geral'.C4:'gráfico geral'.G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1100.4">
                <text:p>1100.4</text:p>
                <draw:g>
                  <svg:desc>'gráfico geral'.C5:'gráfico geral'.G5</svg:desc>
                </draw:g>
              </table:table-cell>
              <table:table-cell office:value-type="float" office:value="299.3">
                <text:p>299.3</text:p>
              </table:table-cell>
              <table:table-cell office:value-type="float" office:value="99.1">
                <text:p>99.1</text:p>
              </table:table-cell>
              <table:table-cell office:value-type="float" office:value="94.1">
                <text:p>94.1</text:p>
              </table:table-cell>
              <table:table-cell office:value-type="float" office:value="94.3">
                <text:p>94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9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cm" svg:y="0.316cm" chart:style-name="ch2">
          <text:p>SOLUÇÂO POR HEURÍSTICA</text:p>
        </chart:title>
        <chart:subtitle svg:x="4.57cm" svg:y="1.275cm" chart:style-name="ch3">
          <text:p>Pontuação por Tamanho da População</text:p>
        </chart:subtitle>
        <chart:legend chart:legend-position="end" svg:x="13.545cm" svg:y="4.188cm" style:legend-expansion="high" chart:style-name="ch4"/>
        <chart:plot-area chart:style-name="ch5" table:cell-range-address="'gráfico geral'.K4:'gráfico geral'.O5" chart:data-source-has-labels="row" svg:x="0.77cm" svg:y="2.318cm" svg:width="12.135cm" svg:height="6.082cm">
          <chartooo:coordinate-region svg:x="1.947cm" svg:y="2.53cm" svg:width="10.678cm" svg:height="5.197cm"/>
          <chart:axis chart:dimension="x" chart:name="primary-x" chart:style-name="ch6" chartooo:axis-type="auto">
            <chartooo:date-scale/>
            <chart:categories table:cell-range-address="'gráfico geral'.K4:'gráfico geral'.O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gráfico geral'.K5:'gráfico geral'.O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áfico geral'.K4:'gráfico geral'.O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13390.7">
                <text:p>13390.7</text:p>
                <draw:g>
                  <svg:desc>'gráfico geral'.K5:'gráfico geral'.O5</svg:desc>
                </draw:g>
              </table:table-cell>
              <table:table-cell office:value-type="float" office:value="15484.4">
                <text:p>15484.4</text:p>
              </table:table-cell>
              <table:table-cell office:value-type="float" office:value="12487.5">
                <text:p>12487.5</text:p>
              </table:table-cell>
              <table:table-cell office:value-type="float" office:value="106.8">
                <text:p>106.8</text:p>
              </table:table-cell>
              <table:table-cell office:value-type="float" office:value="110.2">
                <text:p>110.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3cm" xlink:href=".." xlink:type="simple" chart:class="chart:line" chart:style-name="ch1">
        <chart:legend chart:legend-position="end" svg:x="13.357cm" svg:y="4.189cm" style:legend-expansion="high" chart:style-name="ch2"/>
        <chart:plot-area chart:style-name="ch3" table:cell-range-address="'gráfico geral'.C32:'gráfico geral'.G33" chart:data-source-has-labels="row" svg:x="0.769cm" svg:y="0.855cm" svg:width="11.95cm" svg:height="7.548cm">
          <chartooo:coordinate-region svg:x="1.205cm" svg:y="1.067cm" svg:width="11.234cm" svg:height="6.663cm"/>
          <chart:axis chart:dimension="x" chart:name="primary-x" chart:style-name="ch4" chartooo:axis-type="auto">
            <chartooo:date-scale/>
            <chart:categories table:cell-range-address="'gráfico geral'.C32:'gráfico geral'.G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áfico geral'.C33:'gráfico geral'.G33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'gráfico geral'.C32:'gráfico geral'.G3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Linha 33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gráfico geral'.C33:'gráfico geral'.G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31049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1cm" svg:height="8.98cm" xlink:href=".." xlink:type="simple" chart:class="chart:line" chart:style-name="ch1">
        <chart:title svg:x="5.655cm" svg:y="0.315cm" chart:style-name="ch2">
          <text:p>Evolução da População</text:p>
        </chart:title>
        <chart:subtitle svg:x="4.774cm" svg:y="0.792cm" chart:style-name="ch3">
          <text:p>para uma população de 10 indivíduos</text:p>
        </chart:subtitle>
        <chart:legend chart:legend-position="end" svg:x="14.287cm" svg:y="1.82cm" style:legend-expansion="high" chart:style-name="ch4"/>
        <chart:plot-area chart:style-name="ch5" table:cell-range-address="'Teste b)'.A8:'Teste b)'.P17" chart:data-source-has-labels="column" svg:x="0.77cm" svg:y="1.742cm" svg:width="12.876cm" svg:height="6.637cm">
          <chartooo:coordinate-region svg:x="1.947cm" svg:y="1.771cm" svg:width="11.512cm" svg:height="5.935cm"/>
          <chart:axis chart:dimension="x" chart:name="primary-x" chart:style-name="ch6">
            <chart:title svg:x="6.013cm" svg:y="8.393cm" chart:style-name="ch7">
              <text:p>Solução Parcial</text:p>
            </chart:title>
          </chart:axis>
          <chart:axis chart:dimension="y" chart:name="primary-y" chart:style-name="ch8">
            <chart:title svg:x="0.001cm" svg:y="5.898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b)'.B8:'Teste b)'.P8" chart:label-cell-address="'Teste b)'.A8:'Teste b)'.A8" chart:class="chart:line">
            <chart:data-point chart:repeated="15"/>
          </chart:series>
          <chart:series chart:style-name="ch12" chart:values-cell-range-address="'Teste b)'.B9:'Teste b)'.P9" chart:label-cell-address="'Teste b)'.A9:'Teste b)'.A9" chart:class="chart:line">
            <chart:data-point chart:repeated="15"/>
          </chart:series>
          <chart:series chart:style-name="ch13" chart:values-cell-range-address="'Teste b)'.B10:'Teste b)'.P10" chart:label-cell-address="'Teste b)'.A10:'Teste b)'.A10" chart:class="chart:line">
            <chart:data-point chart:repeated="15"/>
          </chart:series>
          <chart:series chart:style-name="ch14" chart:values-cell-range-address="'Teste b)'.B11:'Teste b)'.P11" chart:label-cell-address="'Teste b)'.A11:'Teste b)'.A11" chart:class="chart:line">
            <chart:data-point chart:repeated="15"/>
          </chart:series>
          <chart:series chart:style-name="ch15" chart:values-cell-range-address="'Teste b)'.B12:'Teste b)'.P12" chart:label-cell-address="'Teste b)'.A12:'Teste b)'.A12" chart:class="chart:line">
            <chart:data-point chart:repeated="15"/>
          </chart:series>
          <chart:series chart:style-name="ch16" chart:values-cell-range-address="'Teste b)'.B13:'Teste b)'.P13" chart:label-cell-address="'Teste b)'.A13:'Teste b)'.A13" chart:class="chart:line">
            <chart:data-point chart:repeated="15"/>
          </chart:series>
          <chart:series chart:style-name="ch17" chart:values-cell-range-address="'Teste b)'.B14:'Teste b)'.P14" chart:label-cell-address="'Teste b)'.A14:'Teste b)'.A14" chart:class="chart:line">
            <chart:data-point chart:repeated="15"/>
          </chart:series>
          <chart:series chart:style-name="ch18" chart:values-cell-range-address="'Teste b)'.B15:'Teste b)'.P15" chart:label-cell-address="'Teste b)'.A15:'Teste b)'.A15" chart:class="chart:line">
            <chart:data-point chart:repeated="15"/>
          </chart:series>
          <chart:series chart:style-name="ch19" chart:values-cell-range-address="'Teste b)'.B16:'Teste b)'.P16" chart:label-cell-address="'Teste b)'.A16:'Teste b)'.A16" chart:class="chart:line">
            <chart:data-point chart:repeated="15"/>
          </chart:series>
          <chart:series chart:style-name="ch20" chart:values-cell-range-address="'Teste b)'.B17:'Teste b)'.P17" chart:label-cell-address="'Teste b)'.A17:'Teste b)'.A17" chart:class="chart:line">
            <chart:data-point chart:repeated="1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b)'.A8:'Teste b)'.A8</svg:desc>
                </draw:g>
              </table:table-cell>
              <table:table-cell office:value-type="float" office:value="20063">
                <text:p>20063</text:p>
                <draw:g>
                  <svg:desc>'Teste b)'.B8:'Teste b)'.P8</svg:desc>
                </draw:g>
              </table:table-cell>
              <table:table-cell office:value-type="float" office:value="17086">
                <text:p>17086</text:p>
              </table:table-cell>
              <table:table-cell office:value-type="float" office:value="2115">
                <text:p>2115</text:p>
              </table:table-cell>
              <table:table-cell office:value-type="float" office:value="2113">
                <text:p>2113</text:p>
              </table:table-cell>
              <table:table-cell office:value-type="float" office:value="2105">
                <text:p>2105</text:p>
              </table:table-cell>
              <table:table-cell office:value-type="float" office:value="2095">
                <text:p>2095</text:p>
              </table:table-cell>
              <table:table-cell office:value-type="float" office:value="1109">
                <text:p>1109</text:p>
              </table:table-cell>
              <table:table-cell office:value-type="float" office:value="1099">
                <text:p>1099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b)'.A9:'Teste b)'.A9</svg:desc>
                </draw:g>
              </table:table-cell>
              <table:table-cell office:value-type="float" office:value="18090">
                <text:p>18090</text:p>
                <draw:g>
                  <svg:desc>'Teste b)'.B9:'Teste b)'.P9</svg:desc>
                </draw:g>
              </table:table-cell>
              <table:table-cell office:value-type="float" office:value="17093">
                <text:p>17093</text:p>
              </table:table-cell>
              <table:table-cell office:value-type="float" office:value="7108">
                <text:p>7108</text:p>
              </table:table-cell>
              <table:table-cell office:value-type="float" office:value="6087">
                <text:p>6087</text:p>
              </table:table-cell>
              <table:table-cell office:value-type="float" office:value="3115">
                <text:p>3115</text:p>
              </table:table-cell>
              <table:table-cell office:value-type="float" office:value="2096">
                <text:p>2096</text:p>
              </table:table-cell>
              <table:table-cell office:value-type="float" office:value="1117">
                <text:p>1117</text:p>
              </table:table-cell>
              <table:table-cell office:value-type="float" office:value="1114">
                <text:p>1114</text:p>
              </table:table-cell>
              <table:table-cell office:value-type="float" office:value="1109">
                <text:p>1109</text:p>
              </table:table-cell>
              <table:table-cell office:value-type="float" office:value="1104">
                <text:p>1104</text:p>
              </table:table-cell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b)'.A10:'Teste b)'.A10</svg:desc>
                </draw:g>
              </table:table-cell>
              <table:table-cell office:value-type="float" office:value="15078">
                <text:p>15078</text:p>
                <draw:g>
                  <svg:desc>'Teste b)'.B10:'Teste b)'.P10</svg:desc>
                </draw:g>
              </table:table-cell>
              <table:table-cell office:value-type="float" office:value="11084">
                <text:p>11084</text:p>
              </table:table-cell>
              <table:table-cell office:value-type="float" office:value="7111">
                <text:p>7111</text:p>
              </table:table-cell>
              <table:table-cell office:value-type="float" office:value="7101">
                <text:p>7101</text:p>
              </table:table-cell>
              <table:table-cell office:value-type="float" office:value="6102">
                <text:p>6102</text:p>
              </table:table-cell>
              <table:table-cell office:value-type="float" office:value="5107">
                <text:p>5107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b)'.A11:'Teste b)'.A11</svg:desc>
                </draw:g>
              </table:table-cell>
              <table:table-cell office:value-type="float" office:value="2111">
                <text:p>2111</text:p>
                <draw:g>
                  <svg:desc>'Teste b)'.B11:'Teste b)'.P11</svg:desc>
                </draw:g>
              </table:table-cell>
              <table:table-cell office:value-type="float" office:value="1099">
                <text:p>1099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b)'.A12:'Teste b)'.A12</svg:desc>
                </draw:g>
              </table:table-cell>
              <table:table-cell office:value-type="float" office:value="5098">
                <text:p>5098</text:p>
                <draw:g>
                  <svg:desc>'Teste b)'.B12:'Teste b)'.P12</svg:desc>
                </draw:g>
              </table:table-cell>
              <table:table-cell office:value-type="float" office:value="2101">
                <text:p>2101</text:p>
              </table:table-cell>
              <table:table-cell office:value-type="float" office:value="1112">
                <text:p>1112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b)'.A13:'Teste b)'.A13</svg:desc>
                </draw:g>
              </table:table-cell>
              <table:table-cell office:value-type="float" office:value="15088">
                <text:p>15088</text:p>
                <draw:g>
                  <svg:desc>'Teste b)'.B13:'Teste b)'.P13</svg:desc>
                </draw:g>
              </table:table-cell>
              <table:table-cell office:value-type="float" office:value="10098">
                <text:p>10098</text:p>
              </table:table-cell>
              <table:table-cell office:value-type="float" office:value="5102">
                <text:p>5102</text:p>
              </table:table-cell>
              <table:table-cell office:value-type="float" office:value="4114">
                <text:p>4114</text:p>
              </table:table-cell>
              <table:table-cell office:value-type="float" office:value="4098">
                <text:p>4098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b)'.A14:'Teste b)'.A14</svg:desc>
                </draw:g>
              </table:table-cell>
              <table:table-cell office:value-type="float" office:value="29051">
                <text:p>29051</text:p>
                <draw:g>
                  <svg:desc>'Teste b)'.B14:'Teste b)'.P14</svg:desc>
                </draw:g>
              </table:table-cell>
              <table:table-cell office:value-type="float" office:value="6109">
                <text:p>6109</text:p>
              </table:table-cell>
              <table:table-cell office:value-type="float" office:value="6082">
                <text:p>6082</text:p>
              </table:table-cell>
              <table:table-cell office:value-type="float" office:value="2106">
                <text:p>2106</text:p>
              </table:table-cell>
              <table:table-cell office:value-type="float" office:value="1117">
                <text:p>1117</text:p>
              </table:table-cell>
              <table:table-cell office:value-type="float" office:value="1107">
                <text:p>1107</text:p>
              </table:table-cell>
              <table:table-cell office:value-type="float" office:value="1104">
                <text:p>1104</text:p>
              </table:table-cell>
              <table:table-cell office:value-type="float" office:value="1099">
                <text:p>1099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b)'.A15:'Teste b)'.A15</svg:desc>
                </draw:g>
              </table:table-cell>
              <table:table-cell office:value-type="float" office:value="19086">
                <text:p>19086</text:p>
                <draw:g>
                  <svg:desc>'Teste b)'.B15:'Teste b)'.P15</svg:desc>
                </draw:g>
              </table:table-cell>
              <table:table-cell office:value-type="float" office:value="10103">
                <text:p>10103</text:p>
              </table:table-cell>
              <table:table-cell office:value-type="float" office:value="6114">
                <text:p>6114</text:p>
              </table:table-cell>
              <table:table-cell office:value-type="float" office:value="4111">
                <text:p>4111</text:p>
              </table:table-cell>
              <table:table-cell office:value-type="float" office:value="3112">
                <text:p>3112</text:p>
              </table:table-cell>
              <table:table-cell office:value-type="float" office:value="3107">
                <text:p>3107</text:p>
              </table:table-cell>
              <table:table-cell office:value-type="float" office:value="2115">
                <text:p>2115</text:p>
              </table:table-cell>
              <table:table-cell office:value-type="float" office:value="2110">
                <text:p>2110</text:p>
              </table:table-cell>
              <table:table-cell office:value-type="float" office:value="2105">
                <text:p>2105</text:p>
              </table:table-cell>
              <table:table-cell office:value-type="float" office:value="2100">
                <text:p>2100</text:p>
              </table:table-cell>
              <table:table-cell office:value-type="float" office:value="1104">
                <text:p>1104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b)'.A16:'Teste b)'.A16</svg:desc>
                </draw:g>
              </table:table-cell>
              <table:table-cell office:value-type="float" office:value="13089">
                <text:p>13089</text:p>
                <draw:g>
                  <svg:desc>'Teste b)'.B16:'Teste b)'.P16</svg:desc>
                </draw:g>
              </table:table-cell>
              <table:table-cell office:value-type="float" office:value="6087">
                <text:p>6087</text:p>
              </table:table-cell>
              <table:table-cell office:value-type="float" office:value="5110">
                <text:p>5110</text:p>
              </table:table-cell>
              <table:table-cell office:value-type="float" office:value="2108">
                <text:p>2108</text:p>
              </table:table-cell>
              <table:table-cell office:value-type="float" office:value="2103">
                <text:p>2103</text:p>
              </table:table-cell>
              <table:table-cell office:value-type="float" office:value="1114">
                <text:p>1114</text:p>
              </table:table-cell>
              <table:table-cell office:value-type="float" office:value="1104">
                <text:p>1104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b)'.A17:'Teste b)'.A17</svg:desc>
                </draw:g>
              </table:table-cell>
              <table:table-cell office:value-type="float" office:value="18090">
                <text:p>18090</text:p>
                <draw:g>
                  <svg:desc>'Teste b)'.B17:'Teste b)'.P17</svg:desc>
                </draw:g>
              </table:table-cell>
              <table:table-cell office:value-type="float" office:value="15100">
                <text:p>15100</text:p>
              </table:table-cell>
              <table:table-cell office:value-type="float" office:value="12093">
                <text:p>12093</text:p>
              </table:table-cell>
              <table:table-cell office:value-type="float" office:value="12083">
                <text:p>12083</text:p>
              </table:table-cell>
              <table:table-cell office:value-type="float" office:value="11099">
                <text:p>11099</text:p>
              </table:table-cell>
              <table:table-cell office:value-type="float" office:value="11089">
                <text:p>11089</text:p>
              </table:table-cell>
              <table:table-cell office:value-type="float" office:value="9096">
                <text:p>9096</text:p>
              </table:table-cell>
              <table:table-cell office:value-type="float" office:value="8102">
                <text:p>8102</text:p>
              </table:table-cell>
              <table:table-cell office:value-type="float" office:value="5110">
                <text:p>5110</text:p>
              </table:table-cell>
              <table:table-cell office:value-type="float" office:value="3107">
                <text:p>3107</text:p>
              </table:table-cell>
              <table:table-cell office:value-type="float" office:value="2105">
                <text:p>2105</text:p>
              </table:table-cell>
              <table:table-cell office:value-type="float" office:value="2100">
                <text:p>210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31049" chart:interval-major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497cm" svg:height="9.907cm" xlink:href=".." xlink:type="simple" chart:class="chart:line" chart:style-name="ch1">
        <chart:title svg:x="5.403cm" svg:y="0.334cm" chart:style-name="ch2">
          <text:p>Evolução da População</text:p>
        </chart:title>
        <chart:subtitle svg:x="4.864cm" svg:y="0.981cm" chart:style-name="ch3">
          <text:p>para população de 50 indivíduos</text:p>
        </chart:subtitle>
        <chart:legend chart:legend-position="end" svg:x="13.783cm" svg:y="2.283cm" style:legend-expansion="high" chart:style-name="ch4"/>
        <chart:plot-area chart:style-name="ch5" table:cell-range-address="'Teste c)'.A8:'Teste c)'.J17" chart:data-source-has-labels="column" svg:x="1.347cm" svg:y="1.955cm" svg:width="11.817cm" svg:height="6.745cm">
          <chartooo:coordinate-region svg:x="2.524cm" svg:y="1.981cm" svg:width="10.546cm" svg:height="6.046cm"/>
          <chart:axis chart:dimension="x" chart:name="primary-x" chart:style-name="ch6">
            <chart:title svg:x="6.06cm" svg:y="8.899cm" chart:style-name="ch7">
              <text:p>Solução Parcial</text:p>
            </chart:title>
          </chart:axis>
          <chart:axis chart:dimension="y" chart:name="primary-y" chart:style-name="ch8">
            <chart:title svg:x="0.451cm" svg:y="6.165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c)'.B8:'Teste c)'.J8" chart:label-cell-address="'Teste c)'.A8:'Teste c)'.A8" chart:class="chart:line">
            <chart:data-point chart:repeated="9"/>
          </chart:series>
          <chart:series chart:style-name="ch12" chart:values-cell-range-address="'Teste c)'.B9:'Teste c)'.J9" chart:label-cell-address="'Teste c)'.A9:'Teste c)'.A9" chart:class="chart:line">
            <chart:data-point chart:repeated="9"/>
          </chart:series>
          <chart:series chart:style-name="ch13" chart:values-cell-range-address="'Teste c)'.B10:'Teste c)'.J10" chart:label-cell-address="'Teste c)'.A10:'Teste c)'.A10" chart:class="chart:line">
            <chart:data-point chart:repeated="9"/>
          </chart:series>
          <chart:series chart:style-name="ch14" chart:values-cell-range-address="'Teste c)'.B11:'Teste c)'.J11" chart:label-cell-address="'Teste c)'.A11:'Teste c)'.A11" chart:class="chart:line">
            <chart:data-point chart:repeated="9"/>
          </chart:series>
          <chart:series chart:style-name="ch15" chart:values-cell-range-address="'Teste c)'.B12:'Teste c)'.J12" chart:label-cell-address="'Teste c)'.A12:'Teste c)'.A12" chart:class="chart:line">
            <chart:data-point chart:repeated="9"/>
          </chart:series>
          <chart:series chart:style-name="ch16" chart:values-cell-range-address="'Teste c)'.B13:'Teste c)'.J13" chart:label-cell-address="'Teste c)'.A13:'Teste c)'.A13" chart:class="chart:line">
            <chart:data-point chart:repeated="9"/>
          </chart:series>
          <chart:series chart:style-name="ch17" chart:values-cell-range-address="'Teste c)'.B14:'Teste c)'.J14" chart:label-cell-address="'Teste c)'.A14:'Teste c)'.A14" chart:class="chart:line">
            <chart:data-point chart:repeated="9"/>
          </chart:series>
          <chart:series chart:style-name="ch18" chart:values-cell-range-address="'Teste c)'.B15:'Teste c)'.J15" chart:label-cell-address="'Teste c)'.A15:'Teste c)'.A15" chart:class="chart:line">
            <chart:data-point chart:repeated="9"/>
          </chart:series>
          <chart:series chart:style-name="ch19" chart:values-cell-range-address="'Teste c)'.B16:'Teste c)'.J16" chart:label-cell-address="'Teste c)'.A16:'Teste c)'.A16" chart:class="chart:line">
            <chart:data-point chart:repeated="9"/>
          </chart:series>
          <chart:series chart:style-name="ch20" chart:values-cell-range-address="'Teste c)'.B17:'Teste c)'.J17" chart:label-cell-address="'Teste c)'.A17:'Teste c)'.A17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c)'.A8:'Teste c)'.A8</svg:desc>
                </draw:g>
              </table:table-cell>
              <table:table-cell office:value-type="float" office:value="18072">
                <text:p>18072</text:p>
                <draw:g>
                  <svg:desc>'Teste c)'.B8:'Teste c)'.J8</svg:desc>
                </draw:g>
              </table:table-cell>
              <table:table-cell office:value-type="float" office:value="4111">
                <text:p>4111</text:p>
              </table:table-cell>
              <table:table-cell office:value-type="float" office:value="107">
                <text:p>107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c)'.A9:'Teste c)'.A9</svg:desc>
                </draw:g>
              </table:table-cell>
              <table:table-cell office:value-type="float" office:value="14094">
                <text:p>14094</text:p>
                <draw:g>
                  <svg:desc>'Teste c)'.B9:'Teste c)'.J9</svg:desc>
                </draw:g>
              </table:table-cell>
              <table:table-cell office:value-type="float" office:value="6091">
                <text:p>6091</text:p>
              </table:table-cell>
              <table:table-cell office:value-type="float" office:value="5100">
                <text:p>5100</text:p>
              </table:table-cell>
              <table:table-cell office:value-type="float" office:value="1104">
                <text:p>1104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c)'.A10:'Teste c)'.A10</svg:desc>
                </draw:g>
              </table:table-cell>
              <table:table-cell office:value-type="float" office:value="120">
                <text:p>120</text:p>
                <draw:g>
                  <svg:desc>'Teste c)'.B10:'Teste c)'.J10</svg:desc>
                </draw:g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c)'.A11:'Teste c)'.A11</svg:desc>
                </draw:g>
              </table:table-cell>
              <table:table-cell office:value-type="float" office:value="15090">
                <text:p>15090</text:p>
                <draw:g>
                  <svg:desc>'Teste c)'.B11:'Teste c)'.J11</svg:desc>
                </draw:g>
              </table:table-cell>
              <table:table-cell office:value-type="float" office:value="8107">
                <text:p>8107</text:p>
              </table:table-cell>
              <table:table-cell office:value-type="float" office:value="8099">
                <text:p>8099</text:p>
              </table:table-cell>
              <table:table-cell office:value-type="float" office:value="2113">
                <text:p>2113</text:p>
              </table:table-cell>
              <table:table-cell office:value-type="float" office:value="110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c)'.A12:'Teste c)'.A12</svg:desc>
                </draw:g>
              </table:table-cell>
              <table:table-cell office:value-type="float" office:value="22061">
                <text:p>22061</text:p>
                <draw:g>
                  <svg:desc>'Teste c)'.B12:'Teste c)'.J12</svg:desc>
                </draw:g>
              </table:table-cell>
              <table:table-cell office:value-type="float" office:value="7095">
                <text:p>7095</text:p>
              </table:table-cell>
              <table:table-cell office:value-type="float" office:value="3085">
                <text:p>3085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</text:p>
                <draw:g>
                  <svg:desc>'Teste c)'.A13:'Teste c)'.A13</svg:desc>
                </draw:g>
              </table:table-cell>
              <table:table-cell office:value-type="float" office:value="6089">
                <text:p>6089</text:p>
                <draw:g>
                  <svg:desc>'Teste c)'.B13:'Teste c)'.J13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c)'.A14:'Teste c)'.A14</svg:desc>
                </draw:g>
              </table:table-cell>
              <table:table-cell office:value-type="float" office:value="24071">
                <text:p>24071</text:p>
                <draw:g>
                  <svg:desc>'Teste c)'.B14:'Teste c)'.J14</svg:desc>
                </draw:g>
              </table:table-cell>
              <table:table-cell office:value-type="float" office:value="15085">
                <text:p>15085</text:p>
              </table:table-cell>
              <table:table-cell office:value-type="float" office:value="5105">
                <text:p>510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c)'.A15:'Teste c)'.A15</svg:desc>
                </draw:g>
              </table:table-cell>
              <table:table-cell office:value-type="float" office:value="7088">
                <text:p>7088</text:p>
                <draw:g>
                  <svg:desc>'Teste c)'.B15:'Teste c)'.J15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c)'.A16:'Teste c)'.A16</svg:desc>
                </draw:g>
              </table:table-cell>
              <table:table-cell office:value-type="float" office:value="18085">
                <text:p>18085</text:p>
                <draw:g>
                  <svg:desc>'Teste c)'.B16:'Teste c)'.J16</svg:desc>
                </draw:g>
              </table:table-cell>
              <table:table-cell office:value-type="float" office:value="14079">
                <text:p>14079</text:p>
              </table:table-cell>
              <table:table-cell office:value-type="float" office:value="12095">
                <text:p>12095</text:p>
              </table:table-cell>
              <table:table-cell office:value-type="float" office:value="4116">
                <text:p>4116</text:p>
              </table:table-cell>
              <table:table-cell office:value-type="float" office:value="1101">
                <text:p>1101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c)'.A17:'Teste c)'.A17</svg:desc>
                </draw:g>
              </table:table-cell>
              <table:table-cell office:value-type="float" office:value="105">
                <text:p>105</text:p>
                <draw:g>
                  <svg:desc>'Teste c)'.B17:'Teste c)'.J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12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76cm" svg:height="8.981cm" xlink:href=".." xlink:type="simple" chart:class="chart:line" chart:style-name="ch1">
        <chart:title svg:x="5.643cm" svg:y="0.315cm" chart:style-name="ch2">
          <text:p>Evolução da População</text:p>
        </chart:title>
        <chart:subtitle svg:x="4.717cm" svg:y="0.883cm" chart:style-name="ch3">
          <text:p>para uma população de 100 indivíduos</text:p>
        </chart:subtitle>
        <chart:legend chart:legend-position="end" svg:x="14.262cm" svg:y="1.82cm" style:legend-expansion="high" chart:style-name="ch4"/>
        <chart:plot-area chart:style-name="ch5" table:cell-range-address="'Teste d)'.A8:'Teste d)'.G17" chart:data-source-has-labels="column" svg:x="1.726cm" svg:y="1.552cm" svg:width="11.896cm" svg:height="6.241cm">
          <chartooo:coordinate-region svg:x="2.533cm" svg:y="1.566cm" svg:width="10.995cm" svg:height="5.554cm"/>
          <chart:axis chart:dimension="x" chart:name="primary-x" chart:style-name="ch6">
            <chart:title svg:x="6.479cm" svg:y="7.973cm" chart:style-name="ch7">
              <text:p>Solução Parcial</text:p>
            </chart:title>
          </chart:axis>
          <chart:axis chart:dimension="y" chart:name="primary-y" chart:style-name="ch8">
            <chart:title svg:x="0.82cm" svg:y="5.51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d)'.B8:'Teste d)'.G8" chart:label-cell-address="'Teste d)'.A8:'Teste d)'.A8" chart:class="chart:line">
            <chart:data-point chart:repeated="6"/>
          </chart:series>
          <chart:series chart:style-name="ch12" chart:values-cell-range-address="'Teste d)'.B9:'Teste d)'.G9" chart:label-cell-address="'Teste d)'.A9:'Teste d)'.A9" chart:class="chart:line">
            <chart:data-point chart:repeated="6"/>
          </chart:series>
          <chart:series chart:style-name="ch13" chart:values-cell-range-address="'Teste d)'.B10:'Teste d)'.G10" chart:label-cell-address="'Teste d)'.A10:'Teste d)'.A10" chart:class="chart:line">
            <chart:data-point chart:repeated="6"/>
          </chart:series>
          <chart:series chart:style-name="ch14" chart:values-cell-range-address="'Teste d)'.B11:'Teste d)'.G11" chart:label-cell-address="'Teste d)'.A11:'Teste d)'.A11" chart:class="chart:line">
            <chart:data-point chart:repeated="6"/>
          </chart:series>
          <chart:series chart:style-name="ch15" chart:values-cell-range-address="'Teste d)'.B12:'Teste d)'.G12" chart:label-cell-address="'Teste d)'.A12:'Teste d)'.A12" chart:class="chart:line">
            <chart:data-point chart:repeated="6"/>
          </chart:series>
          <chart:series chart:style-name="ch16" chart:values-cell-range-address="'Teste d)'.B13:'Teste d)'.G13" chart:label-cell-address="'Teste d)'.A13:'Teste d)'.A13" chart:class="chart:line">
            <chart:data-point chart:repeated="6"/>
          </chart:series>
          <chart:series chart:style-name="ch17" chart:values-cell-range-address="'Teste d)'.B14:'Teste d)'.G14" chart:label-cell-address="'Teste d)'.A14:'Teste d)'.A14" chart:class="chart:line">
            <chart:data-point chart:repeated="6"/>
          </chart:series>
          <chart:series chart:style-name="ch18" chart:values-cell-range-address="'Teste d)'.B15:'Teste d)'.G15" chart:label-cell-address="'Teste d)'.A15:'Teste d)'.A15" chart:class="chart:line">
            <chart:data-point chart:repeated="6"/>
          </chart:series>
          <chart:series chart:style-name="ch19" chart:values-cell-range-address="'Teste d)'.B16:'Teste d)'.G16" chart:label-cell-address="'Teste d)'.A16:'Teste d)'.A16" chart:class="chart:line">
            <chart:data-point chart:repeated="6"/>
          </chart:series>
          <chart:series chart:style-name="ch20" chart:values-cell-range-address="'Teste d)'.B17:'Teste d)'.G17" chart:label-cell-address="'Teste d)'.A17:'Teste d)'.A17" chart:class="chart:line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d)'.A8:'Teste d)'.A8</svg:desc>
                </draw:g>
              </table:table-cell>
              <table:table-cell office:value-type="float" office:value="113">
                <text:p>113</text:p>
                <draw:g>
                  <svg:desc>'Teste d)'.B8:'Teste d)'.G8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d)'.A9:'Teste d)'.A9</svg:desc>
                </draw:g>
              </table:table-cell>
              <table:table-cell office:value-type="float" office:value="100">
                <text:p>100</text:p>
                <draw:g>
                  <svg:desc>'Teste d)'.B9:'Teste d)'.G9</svg:desc>
                </draw:g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d)'.A10:'Teste d)'.A10</svg:desc>
                </draw:g>
              </table:table-cell>
              <table:table-cell office:value-type="float" office:value="107">
                <text:p>107</text:p>
                <draw:g>
                  <svg:desc>'Teste d)'.B10:'Teste d)'.G10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d)'.A11:'Teste d)'.A11</svg:desc>
                </draw:g>
              </table:table-cell>
              <table:table-cell office:value-type="float" office:value="100">
                <text:p>100</text:p>
                <draw:g>
                  <svg:desc>'Teste d)'.B11:'Teste d)'.G11</svg:desc>
                </draw:g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d)'.A12:'Teste d)'.A12</svg:desc>
                </draw:g>
              </table:table-cell>
              <table:table-cell office:value-type="float" office:value="105">
                <text:p>105</text:p>
                <draw:g>
                  <svg:desc>'Teste d)'.B12:'Teste d)'.G1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d)'.A13:'Teste d)'.A13</svg:desc>
                </draw:g>
              </table:table-cell>
              <table:table-cell office:value-type="float" office:value="102">
                <text:p>102</text:p>
                <draw:g>
                  <svg:desc>'Teste d)'.B13:'Teste d)'.G13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d)'.A14:'Teste d)'.A14</svg:desc>
                </draw:g>
              </table:table-cell>
              <table:table-cell office:value-type="float" office:value="107">
                <text:p>107</text:p>
                <draw:g>
                  <svg:desc>'Teste d)'.B14:'Teste d)'.G14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  <draw:g>
                  <svg:desc>'Teste d)'.A15:'Teste d)'.A15</svg:desc>
                </draw:g>
              </table:table-cell>
              <table:table-cell office:value-type="float" office:value="115">
                <text:p>115</text:p>
                <draw:g>
                  <svg:desc>'Teste d)'.B15:'Teste d)'.G15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  <draw:g>
                  <svg:desc>'Teste d)'.A16:'Teste d)'.A16</svg:desc>
                </draw:g>
              </table:table-cell>
              <table:table-cell office:value-type="float" office:value="107">
                <text:p>107</text:p>
                <draw:g>
                  <svg:desc>'Teste d)'.B16:'Teste d)'.G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d)'.A17:'Teste d)'.A17</svg:desc>
                </draw:g>
              </table:table-cell>
              <table:table-cell office:value-type="float" office:value="112">
                <text:p>112</text:p>
                <draw:g>
                  <svg:desc>'Teste d)'.B17:'Teste d)'.G17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Evolução da População</text:p>
        </chart:title>
        <chart:subtitle svg:x="4.636cm" svg:y="1.275cm" chart:style-name="ch3">
          <text:p>para uma população de 200 indivíduos</text:p>
        </chart:subtitle>
        <chart:legend chart:legend-position="end" svg:x="14.286cm" svg:y="1.83cm" style:legend-expansion="high" chart:style-name="ch4"/>
        <chart:plot-area chart:style-name="ch5" table:cell-range-address="'Teste e)'.A8:'Teste e)'.G17" chart:data-source-has-labels="column" svg:x="1.358cm" svg:y="2.318cm" svg:width="12.288cm" svg:height="5.494cm">
          <chartooo:coordinate-region svg:x="2.165cm" svg:y="2.53cm" svg:width="11.387cm" svg:height="4.609cm"/>
          <chart:axis chart:dimension="x" chart:name="primary-x" chart:style-name="ch6">
            <chart:title svg:x="6.307cm" svg:y="7.993cm" chart:style-name="ch7">
              <text:p>Solução Parcial</text:p>
            </chart:title>
          </chart:axis>
          <chart:axis chart:dimension="y" chart:name="primary-y" chart:style-name="ch8">
            <chart:title svg:x="0.451cm" svg:y="5.903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e)'.B8:'Teste e)'.G8" chart:label-cell-address="'Teste e)'.A8:'Teste e)'.A8" chart:class="chart:line">
            <chart:data-point chart:repeated="6"/>
          </chart:series>
          <chart:series chart:style-name="ch12" chart:values-cell-range-address="'Teste e)'.B9:'Teste e)'.G9" chart:label-cell-address="'Teste e)'.A9:'Teste e)'.A9" chart:class="chart:line">
            <chart:data-point chart:repeated="6"/>
          </chart:series>
          <chart:series chart:style-name="ch13" chart:values-cell-range-address="'Teste e)'.B10:'Teste e)'.G10" chart:label-cell-address="'Teste e)'.A10:'Teste e)'.A10" chart:class="chart:line">
            <chart:data-point chart:repeated="6"/>
          </chart:series>
          <chart:series chart:style-name="ch14" chart:values-cell-range-address="'Teste e)'.B11:'Teste e)'.G11" chart:label-cell-address="'Teste e)'.A11:'Teste e)'.A11" chart:class="chart:line">
            <chart:data-point chart:repeated="6"/>
          </chart:series>
          <chart:series chart:style-name="ch15" chart:values-cell-range-address="'Teste e)'.B12:'Teste e)'.G12" chart:label-cell-address="'Teste e)'.A12:'Teste e)'.A12" chart:class="chart:line">
            <chart:data-point chart:repeated="6"/>
          </chart:series>
          <chart:series chart:style-name="ch16" chart:values-cell-range-address="'Teste e)'.B13:'Teste e)'.G13" chart:label-cell-address="'Teste e)'.A13:'Teste e)'.A13" chart:class="chart:line">
            <chart:data-point chart:repeated="6"/>
          </chart:series>
          <chart:series chart:style-name="ch17" chart:values-cell-range-address="'Teste e)'.B14:'Teste e)'.G14" chart:label-cell-address="'Teste e)'.A14:'Teste e)'.A14" chart:class="chart:line">
            <chart:data-point chart:repeated="6"/>
          </chart:series>
          <chart:series chart:style-name="ch18" chart:values-cell-range-address="'Teste e)'.B15:'Teste e)'.G15" chart:label-cell-address="'Teste e)'.A15:'Teste e)'.A15" chart:class="chart:line">
            <chart:data-point chart:repeated="6"/>
          </chart:series>
          <chart:series chart:style-name="ch19" chart:values-cell-range-address="'Teste e)'.B16:'Teste e)'.G16" chart:label-cell-address="'Teste e)'.A16:'Teste e)'.A16" chart:class="chart:line">
            <chart:data-point chart:repeated="6"/>
          </chart:series>
          <chart:series chart:style-name="ch20" chart:values-cell-range-address="'Teste e)'.B17:'Teste e)'.G17" chart:label-cell-address="'Teste e)'.A17:'Teste e)'.A17" chart:class="chart:line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e e)'.A8:'Teste e)'.A8</svg:desc>
                </draw:g>
              </table:table-cell>
              <table:table-cell office:value-type="float" office:value="102">
                <text:p>102</text:p>
                <draw:g>
                  <svg:desc>'Teste e)'.B8:'Teste e)'.G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  <draw:g>
                  <svg:desc>'Teste e)'.A9:'Teste e)'.A9</svg:desc>
                </draw:g>
              </table:table-cell>
              <table:table-cell office:value-type="float" office:value="112">
                <text:p>112</text:p>
                <draw:g>
                  <svg:desc>'Teste e)'.B9:'Teste e)'.G9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  <draw:g>
                  <svg:desc>'Teste e)'.A10:'Teste e)'.A10</svg:desc>
                </draw:g>
              </table:table-cell>
              <table:table-cell office:value-type="float" office:value="100">
                <text:p>100</text:p>
                <draw:g>
                  <svg:desc>'Teste e)'.B10:'Teste e)'.G10</svg:desc>
                </draw:g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'Teste e)'.A11:'Teste e)'.A11</svg:desc>
                </draw:g>
              </table:table-cell>
              <table:table-cell office:value-type="float" office:value="115">
                <text:p>115</text:p>
                <draw:g>
                  <svg:desc>'Teste e)'.B11:'Teste e)'.G11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  <draw:g>
                  <svg:desc>'Teste e)'.A12:'Teste e)'.A12</svg:desc>
                </draw:g>
              </table:table-cell>
              <table:table-cell office:value-type="float" office:value="118">
                <text:p>118</text:p>
                <draw:g>
                  <svg:desc>'Teste e)'.B12:'Teste e)'.G12</svg:desc>
                </draw:g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  <draw:g>
                  <svg:desc>'Teste e)'.A13:'Teste e)'.A13</svg:desc>
                </draw:g>
              </table:table-cell>
              <table:table-cell office:value-type="float" office:value="115">
                <text:p>115</text:p>
                <draw:g>
                  <svg:desc>'Teste e)'.B13:'Teste e)'.G13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  <draw:g>
                  <svg:desc>'Teste e)'.A14:'Teste e)'.A14</svg:desc>
                </draw:g>
              </table:table-cell>
              <table:table-cell office:value-type="float" office:value="107">
                <text:p>107</text:p>
                <draw:g>
                  <svg:desc>'Teste e)'.B14:'Teste e)'.G14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  <draw:g>
                  <svg:desc>'Teste e)'.A15:'Teste e)'.A15</svg:desc>
                </draw:g>
              </table:table-cell>
              <table:table-cell office:value-type="float" office:value="115">
                <text:p>115</text:p>
                <draw:g>
                  <svg:desc>'Teste e)'.B15:'Teste e)'.G1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  <draw:g>
                  <svg:desc>'Teste e)'.A16:'Teste e)'.A16</svg:desc>
                </draw:g>
              </table:table-cell>
              <table:table-cell office:value-type="float" office:value="110">
                <text:p>110</text:p>
                <draw:g>
                  <svg:desc>'Teste e)'.B16:'Teste e)'.G16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'Teste e)'.A17:'Teste e)'.A17</svg:desc>
                </draw:g>
              </table:table-cell>
              <table:table-cell office:value-type="float" office:value="108">
                <text:p>108</text:p>
                <draw:g>
                  <svg:desc>'Teste e)'.B17:'Teste e)'.G17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1548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54cm" svg:height="10.449cm" xlink:href=".." xlink:type="simple" chart:class="chart:line" chart:style-name="ch1">
        <chart:title svg:x="6.282cm" svg:y="0.344cm" chart:style-name="ch2">
          <text:p>Evolução da População</text:p>
        </chart:title>
        <chart:subtitle svg:x="4.356cm" svg:y="0.873cm" chart:style-name="ch3">
          <text:p>Curva média para uma população de 5 indivíduos</text:p>
        </chart:subtitle>
        <chart:legend chart:legend-position="end" svg:x="14.878cm" svg:y="4.912cm" style:legend-expansion="high" chart:style-name="ch4"/>
        <chart:plot-area chart:style-name="ch5" table:cell-range-address="'Teste a)'.A18:'Teste a)'.R18" chart:data-source-has-labels="column" svg:x="1.383cm" svg:y="2.43cm" svg:width="12.805cm" svg:height="6.803cm">
          <chartooo:coordinate-region svg:x="2.56cm" svg:y="2.43cm" svg:width="11.442cm" svg:height="6.13cm"/>
          <chart:axis chart:dimension="x" chart:name="primary-x" chart:style-name="ch6">
            <chart:title svg:x="6.59cm" svg:y="9.442cm" chart:style-name="ch7">
              <text:p>Solução Parcial</text:p>
            </chart:title>
          </chart:axis>
          <chart:axis chart:dimension="y" chart:name="primary-y" chart:style-name="ch8">
            <chart:title svg:x="0.451cm" svg:y="6.669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a)'.B18:'Teste a)'.R18" chart:label-cell-address="'Teste a)'.A18:'Teste a)'.A18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a)'.A18:'Teste a)'.A18</svg:desc>
                </draw:g>
              </table:table-cell>
              <table:table-cell office:value-type="float" office:value="13390.7">
                <text:p>13390.7</text:p>
                <draw:g>
                  <svg:desc>'Teste a)'.B18:'Teste a)'.R18</svg:desc>
                </draw:g>
              </table:table-cell>
              <table:table-cell office:value-type="float" office:value="10315.6666666667">
                <text:p>10315.6666666667</text:p>
              </table:table-cell>
              <table:table-cell office:value-type="float" office:value="7348.5">
                <text:p>7348.5</text:p>
              </table:table-cell>
              <table:table-cell office:value-type="float" office:value="5095.125">
                <text:p>5095.125</text:p>
              </table:table-cell>
              <table:table-cell office:value-type="float" office:value="3229.125">
                <text:p>3229.125</text:p>
              </table:table-cell>
              <table:table-cell office:value-type="float" office:value="4500.6">
                <text:p>4500.6</text:p>
              </table:table-cell>
              <table:table-cell office:value-type="float" office:value="5101.25">
                <text:p>5101.25</text:p>
              </table:table-cell>
              <table:table-cell office:value-type="float" office:value="4768.66666666667">
                <text:p>4768.66666666667</text:p>
              </table:table-cell>
              <table:table-cell office:value-type="float" office:value="3766.33333333333">
                <text:p>3766.33333333333</text:p>
              </table:table-cell>
              <table:table-cell office:value-type="float" office:value="2770.66666666667">
                <text:p>2770.66666666667</text:p>
              </table:table-cell>
              <table:table-cell office:value-type="float" office:value="2432.66666666667">
                <text:p>2432.66666666667</text:p>
              </table:table-cell>
              <table:table-cell office:value-type="float" office:value="2595">
                <text:p>2595</text:p>
              </table:table-cell>
              <table:table-cell office:value-type="float" office:value="2094.5">
                <text:p>2094.5</text:p>
              </table:table-cell>
              <table:table-cell office:value-type="float" office:value="1100.5">
                <text:p>1100.5</text:p>
              </table:table-cell>
              <table:table-cell office:value-type="float" office:value="1096.5">
                <text:p>1096.5</text:p>
              </table:table-cell>
              <table:table-cell office:value-type="float" office:value="2091">
                <text:p>2091</text:p>
              </table:table-cell>
              <table:table-cell office:value-type="float" office:value="1097">
                <text:p>10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15484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9.003cm" xlink:href=".." xlink:type="simple" chart:class="chart:line" chart:style-name="ch1">
        <chart:title svg:x="5.649cm" svg:y="0.316cm" chart:style-name="ch2">
          <text:p>Evolução da População</text:p>
        </chart:title>
        <chart:subtitle svg:x="3.624cm" svg:y="1.275cm" chart:style-name="ch3">
          <text:p>curva média para uma população de 10 indivíduos</text:p>
        </chart:subtitle>
        <chart:legend chart:legend-position="end" svg:x="13.612cm" svg:y="4.189cm" style:legend-expansion="high" chart:style-name="ch4"/>
        <chart:plot-area chart:style-name="ch5" table:cell-range-address="'Teste b)'.A18:'Teste b)'.P18" chart:data-source-has-labels="column" svg:x="1.357cm" svg:y="2.318cm" svg:width="11.617cm" svg:height="5.497cm">
          <chartooo:coordinate-region svg:x="2.534cm" svg:y="2.318cm" svg:width="10.253cm" svg:height="4.824cm"/>
          <chart:axis chart:dimension="x" chart:name="primary-x" chart:style-name="ch6">
            <chart:title svg:x="5.983cm" svg:y="7.996cm" chart:style-name="ch7">
              <text:p>Solução parcial</text:p>
            </chart:title>
          </chart:axis>
          <chart:axis chart:dimension="y" chart:name="primary-y" chart:style-name="ch8">
            <chart:title svg:x="0.451cm" svg:y="5.904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b)'.B18:'Teste b)'.P18" chart:label-cell-address="'Teste b)'.A18:'Teste b)'.A18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b)'.A18:'Teste b)'.A18</svg:desc>
                </draw:g>
              </table:table-cell>
              <table:table-cell office:value-type="float" office:value="15484.4">
                <text:p>15484.4</text:p>
                <draw:g>
                  <svg:desc>'Teste b)'.B18:'Teste b)'.P18</svg:desc>
                </draw:g>
              </table:table-cell>
              <table:table-cell office:value-type="float" office:value="9596">
                <text:p>9596</text:p>
              </table:table-cell>
              <table:table-cell office:value-type="float" office:value="5204.7">
                <text:p>5204.7</text:p>
              </table:table-cell>
              <table:table-cell office:value-type="float" office:value="4003.6">
                <text:p>4003.6</text:p>
              </table:table-cell>
              <table:table-cell office:value-type="float" office:value="3661.55555555556">
                <text:p>3661.55555555556</text:p>
              </table:table-cell>
              <table:table-cell office:value-type="float" office:value="3227.125">
                <text:p>3227.125</text:p>
              </table:table-cell>
              <table:table-cell office:value-type="float" office:value="1981.5">
                <text:p>1981.5</text:p>
              </table:table-cell>
              <table:table-cell office:value-type="float" office:value="1728.25">
                <text:p>1728.25</text:p>
              </table:table-cell>
              <table:table-cell office:value-type="float" office:value="1605.5">
                <text:p>1605.5</text:p>
              </table:table-cell>
              <table:table-cell office:value-type="float" office:value="1303.2">
                <text:p>1303.2</text:p>
              </table:table-cell>
              <table:table-cell office:value-type="float" office:value="1434.33333333333">
                <text:p>1434.33333333333</text:p>
              </table:table-cell>
              <table:table-cell office:value-type="float" office:value="1105">
                <text:p>1105</text:p>
              </table:table-cell>
              <table:table-cell office:value-type="float" office:value="105">
                <text:p>105</text:p>
              </table:table-cell>
              <table:table-cell office:value-type="float" office:value="97.5">
                <text:p>97.5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" chart:maximum="15484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76cm" svg:height="10.057cm" xlink:href=".." xlink:type="simple" chart:class="chart:line" chart:style-name="ch1">
        <chart:title svg:x="6.193cm" svg:y="0.337cm" chart:style-name="ch2">
          <text:p>Evolução da População</text:p>
        </chart:title>
        <chart:subtitle svg:x="4.168cm" svg:y="1.317cm" chart:style-name="ch3">
          <text:p>curva média para uma população de 50 indivíduos</text:p>
        </chart:subtitle>
        <chart:legend chart:legend-position="end" svg:x="14.7cm" svg:y="4.716cm" style:legend-expansion="high" chart:style-name="ch4"/>
        <chart:plot-area chart:style-name="ch5" table:cell-range-address="'Teste c)'.A18:'Teste c)'.J18" chart:data-source-has-labels="column" svg:x="1.379cm" svg:y="2.402cm" svg:width="12.639cm" svg:height="6.446cm">
          <chartooo:coordinate-region svg:x="2.556cm" svg:y="2.402cm" svg:width="11.368cm" svg:height="5.773cm"/>
          <chart:axis chart:dimension="x" chart:name="primary-x" chart:style-name="ch6">
            <chart:title svg:x="6.503cm" svg:y="9.05cm" chart:style-name="ch7">
              <text:p>Solução Parcial</text:p>
            </chart:title>
          </chart:axis>
          <chart:axis chart:dimension="y" chart:name="primary-y" chart:style-name="ch8">
            <chart:title svg:x="0.451cm" svg:y="6.463cm" chart:style-name="ch9">
              <text:p>Pontuação</text:p>
            </chart:title>
            <chart:grid chart:style-name="ch10" chart:class="major"/>
          </chart:axis>
          <chart:series chart:style-name="ch11" chart:values-cell-range-address="'Teste c)'.B18:'Teste c)'.J18" chart:label-cell-address="'Teste c)'.A18:'Teste c)'.A18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c)'.A18:'Teste c)'.A18</svg:desc>
                </draw:g>
              </table:table-cell>
              <table:table-cell office:value-type="float" office:value="12487.5">
                <text:p>12487.5</text:p>
                <draw:g>
                  <svg:desc>'Teste c)'.B18:'Teste c)'.J18</svg:desc>
                </draw:g>
              </table:table-cell>
              <table:table-cell office:value-type="float" office:value="5500.8">
                <text:p>5500.8</text:p>
              </table:table-cell>
              <table:table-cell office:value-type="float" office:value="3400.9">
                <text:p>3400.9</text:p>
              </table:table-cell>
              <table:table-cell office:value-type="float" office:value="1111.14285714286">
                <text:p>1111.14285714286</text:p>
              </table:table-cell>
              <table:table-cell office:value-type="float" office:value="250.428571428571">
                <text:p>250.428571428571</text:p>
              </table:table-cell>
              <table:table-cell office:value-type="float" office:value="105.142857142857">
                <text:p>105.142857142857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92" chart:maximum="1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45cm" svg:height="9.337cm" xlink:href=".." xlink:type="simple" chart:class="chart:line" chart:style-name="ch1">
        <chart:title svg:x="5.477cm" svg:y="0.322cm" chart:style-name="ch2">
          <text:p>Evolução da População</text:p>
        </chart:title>
        <chart:subtitle svg:x="2.539cm" svg:y="1.287cm" chart:style-name="ch3">
          <text:p>curva média para ua população de 100 indivíduos (Ampliado)</text:p>
        </chart:subtitle>
        <chart:legend chart:legend-position="end" svg:x="13.269cm" svg:y="4.356cm" style:legend-expansion="high" chart:style-name="ch4"/>
        <chart:plot-area chart:style-name="ch5" table:cell-range-address="'Teste d)'.A18:'Teste d)'.G18" chart:data-source-has-labels="column" svg:x="0.762cm" svg:y="2.342cm" svg:width="11.883cm" svg:height="6.389cm">
          <chartooo:coordinate-region svg:x="1.569cm" svg:y="2.554cm" svg:width="10.982cm" svg:height="5.50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Teste d)'.B18:'Teste d)'.G18" chart:label-cell-address="'Teste d)'.A18:'Teste d)'.A1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édia:</text:p>
                <draw:g>
                  <svg:desc>'Teste d)'.A18:'Teste d)'.A18</svg:desc>
                </draw:g>
              </table:table-cell>
              <table:table-cell office:value-type="float" office:value="106.8">
                <text:p>106.8</text:p>
                <draw:g>
                  <svg:desc>'Teste d)'.B18:'Teste d)'.G18</svg:desc>
                </draw:g>
              </table:table-cell>
              <table:table-cell office:value-type="float" office:value="102.3">
                <text:p>102.3</text:p>
              </table:table-cell>
              <table:table-cell office:value-type="float" office:value="100.25">
                <text:p>100.25</text:p>
              </table:table-cell>
              <table:table-cell office:value-type="float" office:value="96.5714285714286">
                <text:p>96.5714285714286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